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1.167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b7b3ca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8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4.6287in" svg:height="8.1146in" svg:x="7.598in" svg:y="0.0539in">
            <draw:object draw:notify-on-update-of-ranges="Sheet1.A1:Sheet1.A1 Sheet1.A2:Sheet1.A101 Sheet1.B1:Sheet1.B1 Sheet1.B2:Sheet1.B101 Sheet1.C1:Sheet1.C1 Sheet1.C2:Sheet1.C101 Sheet1.D1:Sheet1.D1 Sheet1.D2:Sheet1.D101 Sheet1.F1:Sheet1.F1 Sheet1.F2:Sheet1.F101 Sheet1.G1:Sheet1.G1 Sheet1.G2:Sheet1.G101 Sheet1.H1:Sheet1.H1 Sheet1.H2:Sheet1.H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ce7"/>
        <table:table-column table:style-name="co4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3" office:value-type="string" calcext:value-type="string">
            <text:p>Agility</text:p>
          </table:table-cell>
          <table:table-cell table:style-name="ce3" office:value-type="string" calcext:value-type="string">
            <text:p>Strength</text:p>
          </table:table-cell>
          <table:table-cell table:style-name="ce3" office:value-type="string" calcext:value-type="string">
            <text:p>Stamina</text:p>
          </table:table-cell>
          <table:table-cell/>
          <table:table-cell table:style-name="ce4" office:value-type="string" calcext:value-type="string">
            <text:p>AGI2</text:p>
          </table:table-cell>
          <table:table-cell table:style-name="ce5" office:value-type="string" calcext:value-type="string">
            <text:p>STR2</text:p>
          </table:table-cell>
          <table:table-cell table:style-name="ce6" office:value-type="string" calcext:value-type="string">
            <text:p>STAM2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0.095" calcext:value-type="float">
            <text:p>0.095</text:p>
          </table:table-cell>
          <table:table-cell table:formula="of:=(1/[.$E$8])*(EXP(([.$E$8]+[.A2])/[.$E$9]))" office:value-type="float" office:value="10.5056420112325" calcext:value-type="float">
            <text:p>11</text:p>
          </table:table-cell>
          <table:table-cell table:formula="of:=(1/[.$E$5])*(EXP(([.$E$5]+[.A2])/[.$E$6]))" office:value-type="float" office:value="17.4743159931596" calcext:value-type="float">
            <text:p>17</text:p>
          </table:table-cell>
          <table:table-cell table:style-name="ce8" table:formula="of:=(1/[.$E$2])*(EXP(([.$E$2]+[.A2])/[.$E$3]))" office:value-type="float" office:value="11.0512666908303" calcext:value-type="float">
            <text:p>11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22.5" calcext:value-type="float">
            <text:p>22.5</text:p>
          </table:table-cell>
          <table:table-cell table:formula="of:=(1/[.$E$8])*(EXP(([.$E$8]+[.A3])/[.$E$9]))" office:value-type="float" office:value="10.9874696038946" calcext:value-type="float">
            <text:p>11</text:p>
          </table:table-cell>
          <table:table-cell table:formula="of:=(1/[.$E$5])*(EXP(([.$E$5]+[.A3])/[.$E$6]))" office:value-type="float" office:value="18.2720944482253" calcext:value-type="float">
            <text:p>18</text:p>
          </table:table-cell>
          <table:table-cell table:style-name="ce8" table:formula="of:=(1/[.$E$2])*(EXP(([.$E$2]+[.A3])/[.$E$3]))" office:value-type="float" office:value="11.553512444585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formula="of:=(1/[.$E$8])*(EXP(([.$E$8]+[.A4])/[.$E$9]))" office:value-type="float" office:value="11.491395591762" calcext:value-type="float">
            <text:p>11</text:p>
          </table:table-cell>
          <table:table-cell table:formula="of:=(1/[.$E$5])*(EXP(([.$E$5]+[.A4])/[.$E$6]))" office:value-type="float" office:value="19.1062949562982" calcext:value-type="float">
            <text:p>19</text:p>
          </table:table-cell>
          <table:table-cell table:style-name="ce8" table:formula="of:=(1/[.$E$2])*(EXP(([.$E$2]+[.A4])/[.$E$3]))" office:value-type="float" office:value="12.0785837082317" calcext:value-type="float">
            <text:p>12</text:p>
          </table:table-cell>
          <table:table-cell table:style-name="ce10" office:value-type="string" calcext:value-type="string">
            <text:p>(1/A) </text:p>
          </table:table-cell>
          <table:table-cell table:style-name="ce11" table:formula="of:=1/[.E5]" office:value-type="float" office:value="16.6666666666667" calcext:value-type="float">
            <text:p>16.6666666666667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0.06" calcext:value-type="float">
            <text:p>0.06</text:p>
          </table:table-cell>
          <table:table-cell table:formula="of:=(1/[.$E$8])*(EXP(([.$E$8]+[.A5])/[.$E$9]))" office:value-type="float" office:value="12.0184334889592" calcext:value-type="float">
            <text:p>12</text:p>
          </table:table-cell>
          <table:table-cell table:formula="of:=(1/[.$E$5])*(EXP(([.$E$5]+[.A5])/[.$E$6]))" office:value-type="float" office:value="19.9785803423603" calcext:value-type="float">
            <text:p>20</text:p>
          </table:table-cell>
          <table:table-cell table:style-name="ce8" table:formula="of:=(1/[.$E$2])*(EXP(([.$E$2]+[.A5])/[.$E$3]))" office:value-type="float" office:value="12.6275178303144" calcext:value-type="float">
            <text:p>13</text:p>
          </table:table-cell>
          <table:table-cell table:style-name="ce10" office:value-type="string" calcext:value-type="string">
            <text:p>(A+LEVEL) </text:p>
          </table:table-cell>
          <table:table-cell table:formula="of:=[.E5]+[.A11]" office:value-type="float" office:value="10.06" calcext:value-type="float">
            <text:p>10.06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22.4" calcext:value-type="float">
            <text:p>22.4</text:p>
          </table:table-cell>
          <table:table-cell table:formula="of:=(1/[.$E$8])*(EXP(([.$E$8]+[.A6])/[.$E$9]))" office:value-type="float" office:value="12.5696432931161" calcext:value-type="float">
            <text:p>13</text:p>
          </table:table-cell>
          <table:table-cell table:formula="of:=(1/[.$E$5])*(EXP(([.$E$5]+[.A6])/[.$E$6]))" office:value-type="float" office:value="20.8906893465796" calcext:value-type="float">
            <text:p>21</text:p>
          </table:table-cell>
          <table:table-cell table:style-name="ce8" table:formula="of:=(1/[.$E$2])*(EXP(([.$E$2]+[.A6])/[.$E$3]))" office:value-type="float" office:value="13.2013993036484" calcext:value-type="float">
            <text:p>13</text:p>
          </table:table-cell>
          <table:table-cell table:style-name="ce10" office:value-type="string" calcext:value-type="string">
            <text:p>((A+LEVEL)/B) </text:p>
          </table:table-cell>
          <table:table-cell table:formula="of:=(([.E5]+[.A11])/[.E6])" office:value-type="float" office:value="0.449107142857143" calcext:value-type="float">
            <text:p>0.449107142857143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formula="of:=(1/[.$E$8])*(EXP(([.$E$8]+[.A7])/[.$E$9]))" office:value-type="float" office:value="13.1461336172741" calcext:value-type="float">
            <text:p>13</text:p>
          </table:table-cell>
          <table:table-cell table:formula="of:=(1/[.$E$5])*(EXP(([.$E$5]+[.A7])/[.$E$6]))" office:value-type="float" office:value="21.8444400901678" calcext:value-type="float">
            <text:p>22</text:p>
          </table:table-cell>
          <table:table-cell table:style-name="ce8" table:formula="of:=(1/[.$E$2])*(EXP(([.$E$2]+[.A7])/[.$E$3]))" office:value-type="float" office:value="13.8013619078793" calcext:value-type="float">
            <text:p>14</text:p>
          </table:table-cell>
          <table:table-cell office:value-type="string" calcext:value-type="string">
            <text:p>exp</text:p>
          </table:table-cell>
          <table:table-cell table:style-name="ce11" table:formula="of:=EXP([.J6])" office:value-type="float" office:value="1.56691253169155" calcext:value-type="float">
            <text:p>1.56691253169155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0.1" calcext:value-type="float">
            <text:p>0.1</text:p>
          </table:table-cell>
          <table:table-cell table:formula="of:=(1/[.$E$8])*(EXP(([.$E$8]+[.A8])/[.$E$9]))" office:value-type="float" office:value="13.7490639195681" calcext:value-type="float">
            <text:p>14</text:p>
          </table:table-cell>
          <table:table-cell table:formula="of:=(1/[.$E$5])*(EXP(([.$E$5]+[.A8])/[.$E$6]))" office:value-type="float" office:value="22.8417336994702" calcext:value-type="float">
            <text:p>23</text:p>
          </table:table-cell>
          <table:table-cell table:style-name="ce8" table:formula="of:=(1/[.$E$2])*(EXP(([.$E$2]+[.A8])/[.$E$3]))" office:value-type="float" office:value="14.4285909494171" calcext:value-type="float">
            <text:p>14</text:p>
          </table:table-cell>
          <table:table-cell table:style-name="ce10" office:value-type="string" calcext:value-type="string">
            <text:p>A)*(exp </text:p>
          </table:table-cell>
          <table:table-cell table:formula="of:=[.J4]*[.J7]" office:value-type="float" office:value="26.1152088615259" calcext:value-type="float">
            <text:p>26.1152088615259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22.3" calcext:value-type="float">
            <text:p>22.3</text:p>
          </table:table-cell>
          <table:table-cell table:formula="of:=(1/[.$E$8])*(EXP(([.$E$8]+[.A9])/[.$E$9]))" office:value-type="float" office:value="14.3796468351709" calcext:value-type="float">
            <text:p>14</text:p>
          </table:table-cell>
          <table:table-cell table:formula="of:=(1/[.$E$5])*(EXP(([.$E$5]+[.A9])/[.$E$6]))" office:value-type="float" office:value="23.8845580955106" calcext:value-type="float">
            <text:p>24</text:p>
          </table:table-cell>
          <table:table-cell table:style-name="ce8" table:formula="of:=(1/[.$E$2])*(EXP(([.$E$2]+[.A9])/[.$E$3]))" office:value-type="float" office:value="15.0843256031673" calcext:value-type="float">
            <text:p>15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formula="of:=(1/[.$E$8])*(EXP(([.$E$8]+[.A10])/[.$E$9]))" office:value-type="float" office:value="15.0391506151886" calcext:value-type="float">
            <text:p>15</text:p>
          </table:table-cell>
          <table:table-cell table:formula="of:=(1/[.$E$5])*(EXP(([.$E$5]+[.A10])/[.$E$6]))" office:value-type="float" office:value="24.9749919565454" calcext:value-type="float">
            <text:p>25</text:p>
          </table:table-cell>
          <table:table-cell table:style-name="ce8" table:formula="of:=(1/[.$E$2])*(EXP(([.$E$2]+[.A10])/[.$E$3]))" office:value-type="float" office:value="15.7698613606867" calcext:value-type="float">
            <text:p>16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formula="of:=(1/[.$E$8])*(EXP(([.$E$8]+[.A11])/[.$E$9]))" office:value-type="float" office:value="15.7289016774132" calcext:value-type="float">
            <text:p>16</text:p>
          </table:table-cell>
          <table:table-cell table:formula="of:=(1/[.$E$5])*(EXP(([.$E$5]+[.A11])/[.$E$6]))" office:value-type="float" office:value="26.1152088615259" calcext:value-type="float">
            <text:p>26</text:p>
          </table:table-cell>
          <table:table-cell table:style-name="ce8" table:formula="of:=(1/[.$E$2])*(EXP(([.$E$2]+[.A11])/[.$E$3]))" office:value-type="float" office:value="16.4865525896009" calcext:value-type="float">
            <text:p>16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formula="of:=(1/[.$E$8])*(EXP(([.$E$8]+[.A12])/[.$E$9]))" office:value-type="float" office:value="16.4502872740615" calcext:value-type="float">
            <text:p>16</text:p>
          </table:table-cell>
          <table:table-cell table:formula="of:=(1/[.$E$5])*(EXP(([.$E$5]+[.A12])/[.$E$6]))" office:value-type="float" office:value="27.307481622727" calcext:value-type="float">
            <text:p>27</text:p>
          </table:table-cell>
          <table:table-cell table:style-name="ce8" table:formula="of:=(1/[.$E$2])*(EXP(([.$E$2]+[.A12])/[.$E$3]))" office:value-type="float" office:value="17.235815209338" calcext:value-type="float">
            <text:p>17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formula="of:=(1/[.$E$8])*(EXP(([.$E$8]+[.A13])/[.$E$9]))" office:value-type="float" office:value="17.2047582818672" calcext:value-type="float">
            <text:p>17</text:p>
          </table:table-cell>
          <table:table-cell table:formula="of:=(1/[.$E$5])*(EXP(([.$E$5]+[.A13])/[.$E$6]))" office:value-type="float" office:value="28.5541868161802" calcext:value-type="float">
            <text:p>29</text:p>
          </table:table-cell>
          <table:table-cell table:style-name="ce8" table:formula="of:=(1/[.$E$2])*(EXP(([.$E$2]+[.A13])/[.$E$3]))" office:value-type="float" office:value="18.0191294884675" calcext:value-type="float">
            <text:p>18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formula="of:=(1/[.$E$8])*(EXP(([.$E$8]+[.A14])/[.$E$9]))" office:value-type="float" office:value="17.9938321201363" calcext:value-type="float">
            <text:p>18</text:p>
          </table:table-cell>
          <table:table-cell table:formula="of:=(1/[.$E$5])*(EXP(([.$E$5]+[.A14])/[.$E$6]))" office:value-type="float" office:value="29.8578095189393" calcext:value-type="float">
            <text:p>30</text:p>
          </table:table-cell>
          <table:table-cell table:style-name="ce8" table:formula="of:=(1/[.$E$2])*(EXP(([.$E$2]+[.A14])/[.$E$3]))" office:value-type="float" office:value="18.8380429691685" calcext:value-type="float">
            <text:p>19</text:p>
          </table:table-cell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formula="of:=(1/[.$E$8])*(EXP(([.$E$8]+[.A15])/[.$E$9]))" office:value-type="float" office:value="18.8190958026357" calcext:value-type="float">
            <text:p>19</text:p>
          </table:table-cell>
          <table:table-cell table:formula="of:=(1/[.$E$5])*(EXP(([.$E$5]+[.A15])/[.$E$6]))" office:value-type="float" office:value="31.220948262624" calcext:value-type="float">
            <text:p>31</text:p>
          </table:table-cell>
          <table:table-cell table:style-name="ce8" table:formula="of:=(1/[.$E$2])*(EXP(([.$E$2]+[.A15])/[.$E$3]))" office:value-type="float" office:value="19.6941735246069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formula="of:=(1/[.$E$8])*(EXP(([.$E$8]+[.A16])/[.$E$9]))" office:value-type="float" office:value="19.6822091294525" calcext:value-type="float">
            <text:p>20</text:p>
          </table:table-cell>
          <table:table-cell table:formula="of:=(1/[.$E$5])*(EXP(([.$E$5]+[.A16])/[.$E$6]))" office:value-type="float" office:value="32.6463202131137" calcext:value-type="float">
            <text:p>33</text:p>
          </table:table-cell>
          <table:table-cell table:style-name="ce8" table:formula="of:=(1/[.$E$2])*(EXP(([.$E$2]+[.A16])/[.$E$3]))" office:value-type="float" office:value="20.5892125552598" calcext:value-type="float">
            <text:p>21</text:p>
          </table:table-cell>
          <table:table-cell table:number-columns-repeated="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7" calcext:value-type="float">
            <text:p>27</text:p>
          </table:table-cell>
          <table:table-cell/>
          <table:table-cell table:formula="of:=(1/[.$E$8])*(EXP(([.$E$8]+[.A17])/[.$E$9]))" office:value-type="float" office:value="20.5849080252435" calcext:value-type="float">
            <text:p>21</text:p>
          </table:table-cell>
          <table:table-cell table:formula="of:=(1/[.$E$5])*(EXP(([.$E$5]+[.A17])/[.$E$6]))" office:value-type="float" office:value="34.1367665867167" calcext:value-type="float">
            <text:p>34</text:p>
          </table:table-cell>
          <table:table-cell table:style-name="ce8" table:formula="of:=(1/[.$E$2])*(EXP(([.$E$2]+[.A17])/[.$E$3]))" office:value-type="float" office:value="21.5249283305037" calcext:value-type="float">
            <text:p>22</text:p>
          </table:table-cell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9" calcext:value-type="float">
            <text:p>29</text:p>
          </table:table-cell>
          <table:table-cell/>
          <table:table-cell table:formula="of:=(1/[.$E$8])*(EXP(([.$E$8]+[.A18])/[.$E$9]))" office:value-type="float" office:value="21.52900803059" calcext:value-type="float">
            <text:p>22</text:p>
          </table:table-cell>
          <table:table-cell table:formula="of:=(1/[.$E$5])*(EXP(([.$E$5]+[.A18])/[.$E$6]))" office:value-type="float" office:value="35.6952583136117" calcext:value-type="float">
            <text:p>36</text:p>
          </table:table-cell>
          <table:table-cell table:style-name="ce8" table:formula="of:=(1/[.$E$2])*(EXP(([.$E$2]+[.A18])/[.$E$3]))" office:value-type="float" office:value="22.5031694820675" calcext:value-type="float">
            <text:p>23</text:p>
          </table:table-cell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1" calcext:value-type="float">
            <text:p>31</text:p>
          </table:table-cell>
          <table:table-cell/>
          <table:table-cell table:formula="of:=(1/[.$E$8])*(EXP(([.$E$8]+[.A19])/[.$E$9]))" office:value-type="float" office:value="22.5164079534782" calcext:value-type="float">
            <text:p>23</text:p>
          </table:table-cell>
          <table:table-cell table:formula="of:=(1/[.$E$5])*(EXP(([.$E$5]+[.A19])/[.$E$6]))" office:value-type="float" office:value="37.3249019598495" calcext:value-type="float">
            <text:p>37</text:p>
          </table:table-cell>
          <table:table-cell table:style-name="ce8" table:formula="of:=(1/[.$E$2])*(EXP(([.$E$2]+[.A19])/[.$E$3]))" office:value-type="float" office:value="23.5258686562512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3" calcext:value-type="float">
            <text:p>33</text:p>
          </table:table-cell>
          <table:table-cell/>
          <table:table-cell table:formula="of:=(1/[.$E$8])*(EXP(([.$E$8]+[.A20])/[.$E$9]))" office:value-type="float" office:value="23.5490936882502" calcext:value-type="float">
            <text:p>24</text:p>
          </table:table-cell>
          <table:table-cell table:formula="of:=(1/[.$E$5])*(EXP(([.$E$5]+[.A20])/[.$E$6]))" office:value-type="float" office:value="39.0289459197197" calcext:value-type="float">
            <text:p>39</text:p>
          </table:table-cell>
          <table:table-cell table:style-name="ce8" table:formula="of:=(1/[.$E$2])*(EXP(([.$E$2]+[.A20])/[.$E$3]))" office:value-type="float" office:value="24.5950463321282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formula="of:=(1/[.$E$8])*(EXP(([.$E$8]+[.A21])/[.$E$9]))" office:value-type="float" office:value="24.6291422097067" calcext:value-type="float">
            <text:p>25</text:p>
          </table:table-cell>
          <table:table-cell table:formula="of:=(1/[.$E$5])*(EXP(([.$E$5]+[.A21])/[.$E$6]))" office:value-type="float" office:value="40.8107868908264" calcext:value-type="float">
            <text:p>41</text:p>
          </table:table-cell>
          <table:table-cell table:style-name="ce8" table:formula="of:=(1/[.$E$2])*(EXP(([.$E$2]+[.A21])/[.$E$3]))" office:value-type="float" office:value="25.7128148132715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formula="of:=(1/[.$E$8])*(EXP(([.$E$8]+[.A22])/[.$E$9]))" office:value-type="float" office:value="25.7587257503933" calcext:value-type="float">
            <text:p>26</text:p>
          </table:table-cell>
          <table:table-cell table:formula="of:=(1/[.$E$5])*(EXP(([.$E$5]+[.A22])/[.$E$6]))" office:value-type="float" office:value="42.6739766447786" calcext:value-type="float">
            <text:p>43</text:p>
          </table:table-cell>
          <table:table-cell table:style-name="ce8" table:formula="of:=(1/[.$E$2])*(EXP(([.$E$2]+[.A22])/[.$E$3]))" office:value-type="float" office:value="26.8813824008919" calcext:value-type="float">
            <text:p>27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9" calcext:value-type="float">
            <text:p>39</text:p>
          </table:table-cell>
          <table:table-cell/>
          <table:table-cell table:formula="of:=(1/[.$E$8])*(EXP(([.$E$8]+[.A23])/[.$E$9]))" office:value-type="float" office:value="26.9401161694733" calcext:value-type="float">
            <text:p>27</text:p>
          </table:table-cell>
          <table:table-cell table:formula="of:=(1/[.$E$5])*(EXP(([.$E$5]+[.A23])/[.$E$6]))" office:value-type="float" office:value="44.6222291069928" calcext:value-type="float">
            <text:p>45</text:p>
          </table:table-cell>
          <table:table-cell table:style-name="ce8" table:formula="of:=(1/[.$E$2])*(EXP(([.$E$2]+[.A23])/[.$E$3]))" office:value-type="float" office:value="28.1030577566331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1" calcext:value-type="float">
            <text:p>41</text:p>
          </table:table-cell>
          <table:table-cell/>
          <table:table-cell table:formula="of:=(1/[.$E$8])*(EXP(([.$E$8]+[.A24])/[.$E$9]))" office:value-type="float" office:value="28.1756895219724" calcext:value-type="float">
            <text:p>28</text:p>
          </table:table-cell>
          <table:table-cell table:formula="of:=(1/[.$E$5])*(EXP(([.$E$5]+[.A24])/[.$E$6]))" office:value-type="float" office:value="46.6594277597183" calcext:value-type="float">
            <text:p>47</text:p>
          </table:table-cell>
          <table:table-cell table:style-name="ce8" table:formula="of:=(1/[.$E$2])*(EXP(([.$E$2]+[.A24])/[.$E$3]))" office:value-type="float" office:value="29.3802544636415" calcext:value-type="float">
            <text:p>29</text:p>
          </table:table-cell>
          <table:table-cell table:number-columns-repeated="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3" calcext:value-type="float">
            <text:p>43</text:p>
          </table:table-cell>
          <table:table-cell/>
          <table:table-cell table:formula="of:=(1/[.$E$8])*(EXP(([.$E$8]+[.A25])/[.$E$9]))" office:value-type="float" office:value="29.4679308375865" calcext:value-type="float">
            <text:p>29</text:p>
          </table:table-cell>
          <table:table-cell table:formula="of:=(1/[.$E$5])*(EXP(([.$E$5]+[.A25])/[.$E$6]))" office:value-type="float" office:value="48.7896333830439" calcext:value-type="float">
            <text:p>49</text:p>
          </table:table-cell>
          <table:table-cell table:style-name="ce8" table:formula="of:=(1/[.$E$2])*(EXP(([.$E$2]+[.A25])/[.$E$3]))" office:value-type="float" office:value="30.7154957949223" calcext:value-type="float">
            <text:p>31</text:p>
          </table:table-cell>
          <table:table-cell table:number-columns-repeated="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45" calcext:value-type="float">
            <text:p>45</text:p>
          </table:table-cell>
          <table:table-cell/>
          <table:table-cell table:formula="of:=(1/[.$E$8])*(EXP(([.$E$8]+[.A26])/[.$E$9]))" office:value-type="float" office:value="30.819439118663" calcext:value-type="float">
            <text:p>31</text:p>
          </table:table-cell>
          <table:table-cell table:formula="of:=(1/[.$E$5])*(EXP(([.$E$5]+[.A26])/[.$E$6]))" office:value-type="float" office:value="51.0170921493145" calcext:value-type="float">
            <text:p>51</text:p>
          </table:table-cell>
          <table:table-cell table:style-name="ce8" table:formula="of:=(1/[.$E$2])*(EXP(([.$E$2]+[.A26])/[.$E$3]))" office:value-type="float" office:value="32.1114196984038" calcext:value-type="float">
            <text:p>32</text:p>
          </table:table-cell>
          <table:table-cell table:number-columns-repeated="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47" calcext:value-type="float">
            <text:p>47</text:p>
          </table:table-cell>
          <table:table-cell/>
          <table:table-cell table:formula="of:=(1/[.$E$8])*(EXP(([.$E$8]+[.A27])/[.$E$9]))" office:value-type="float" office:value="32.2329325674083" calcext:value-type="float">
            <text:p>32</text:p>
          </table:table-cell>
          <table:table-cell table:formula="of:=(1/[.$E$5])*(EXP(([.$E$5]+[.A27])/[.$E$6]))" office:value-type="float" office:value="53.3462440870932" calcext:value-type="float">
            <text:p>53</text:p>
          </table:table-cell>
          <table:table-cell table:style-name="ce8" table:formula="of:=(1/[.$E$2])*(EXP(([.$E$2]+[.A27])/[.$E$3]))" office:value-type="float" office:value="33.5707840085555" calcext:value-type="float">
            <text:p>34</text:p>
          </table:table-cell>
          <table:table-cell table:number-columns-repeated="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formula="of:=(1/[.$E$8])*(EXP(([.$E$8]+[.A28])/[.$E$9]))" office:value-type="float" office:value="33.7112540528337" calcext:value-type="float">
            <text:p>34</text:p>
          </table:table-cell>
          <table:table-cell table:formula="of:=(1/[.$E$5])*(EXP(([.$E$5]+[.A28])/[.$E$6]))" office:value-type="float" office:value="55.7817319315397" calcext:value-type="float">
            <text:p>56</text:p>
          </table:table-cell>
          <table:table-cell table:style-name="ce8" table:formula="of:=(1/[.$E$2])*(EXP(([.$E$2]+[.A28])/[.$E$3]))" office:value-type="float" office:value="35.0964718948602" calcext:value-type="float">
            <text:p>35</text:p>
          </table:table-cell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1" calcext:value-type="float">
            <text:p>51</text:p>
          </table:table-cell>
          <table:table-cell/>
          <table:table-cell table:formula="of:=(1/[.$E$8])*(EXP(([.$E$8]+[.A29])/[.$E$9]))" office:value-type="float" office:value="35.2573768284366" calcext:value-type="float">
            <text:p>35</text:p>
          </table:table-cell>
          <table:table-cell table:formula="of:=(1/[.$E$5])*(EXP(([.$E$5]+[.A29])/[.$E$6]))" office:value-type="float" office:value="58.3284103788479" calcext:value-type="float">
            <text:p>58</text:p>
          </table:table-cell>
          <table:table-cell table:style-name="ce8" table:formula="of:=(1/[.$E$2])*(EXP(([.$E$2]+[.A29])/[.$E$3]))" office:value-type="float" office:value="36.6914975579002" calcext:value-type="float">
            <text:p>37</text:p>
          </table:table-cell>
          <table:table-cell table:number-columns-repeated="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table:formula="of:=(1/[.$E$8])*(EXP(([.$E$8]+[.A30])/[.$E$9]))" office:value-type="float" office:value="36.8744105121145" calcext:value-type="float">
            <text:p>37</text:p>
          </table:table-cell>
          <table:table-cell table:formula="of:=(1/[.$E$5])*(EXP(([.$E$5]+[.A30])/[.$E$6]))" office:value-type="float" office:value="60.9913557631875" calcext:value-type="float">
            <text:p>61</text:p>
          </table:table-cell>
          <table:table-cell table:style-name="ce8" table:formula="of:=(1/[.$E$2])*(EXP(([.$E$2]+[.A30])/[.$E$3]))" office:value-type="float" office:value="38.3590121843147" calcext:value-type="float">
            <text:p>38</text:p>
          </table:table-cell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4" calcext:value-type="float">
            <text:p>54</text:p>
          </table:table-cell>
          <table:table-cell/>
          <table:table-cell table:formula="of:=(1/[.$E$8])*(EXP(([.$E$8]+[.A31])/[.$E$9]))" office:value-type="float" office:value="38.5656073403415" calcext:value-type="float">
            <text:p>39</text:p>
          </table:table-cell>
          <table:table-cell table:formula="of:=(1/[.$E$5])*(EXP(([.$E$5]+[.A31])/[.$E$6]))" office:value-type="float" office:value="63.7758761754408" calcext:value-type="float">
            <text:p>64</text:p>
          </table:table-cell>
          <table:table-cell table:style-name="ce8" table:formula="of:=(1/[.$E$2])*(EXP(([.$E$2]+[.A31])/[.$E$3]))" office:value-type="float" office:value="40.1023101723899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56" calcext:value-type="float">
            <text:p>56</text:p>
          </table:table-cell>
          <table:table-cell/>
          <table:table-cell table:formula="of:=(1/[.$E$8])*(EXP(([.$E$8]+[.A32])/[.$E$9]))" office:value-type="float" office:value="40.3343687091831" calcext:value-type="float">
            <text:p>40</text:p>
          </table:table-cell>
          <table:table-cell table:formula="of:=(1/[.$E$5])*(EXP(([.$E$5]+[.A32])/[.$E$6]))" office:value-type="float" office:value="66.687522043904" calcext:value-type="float">
            <text:p>67</text:p>
          </table:table-cell>
          <table:table-cell table:style-name="ce8" table:formula="of:=(1/[.$E$2])*(EXP(([.$E$2]+[.A32])/[.$E$3]))" office:value-type="float" office:value="41.9248356405843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58" calcext:value-type="float">
            <text:p>58</text:p>
          </table:table-cell>
          <table:table-cell/>
          <table:table-cell table:formula="of:=(1/[.$E$8])*(EXP(([.$E$8]+[.A33])/[.$E$9]))" office:value-type="float" office:value="42.1842520153066" calcext:value-type="float">
            <text:p>42</text:p>
          </table:table-cell>
          <table:table-cell table:formula="of:=(1/[.$E$5])*(EXP(([.$E$5]+[.A33])/[.$E$6]))" office:value-type="float" office:value="69.7320971980429" calcext:value-type="float">
            <text:p>70</text:p>
          </table:table-cell>
          <table:table-cell table:style-name="ce8" table:formula="of:=(1/[.$E$2])*(EXP(([.$E$2]+[.A33])/[.$E$3]))" office:value-type="float" office:value="43.8301892318455" calcext:value-type="float">
            <text:p>44</text:p>
          </table:table-cell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59" calcext:value-type="float">
            <text:p>59</text:p>
          </table:table-cell>
          <table:table-cell/>
          <table:table-cell table:formula="of:=(1/[.$E$8])*(EXP(([.$E$8]+[.A34])/[.$E$9]))" office:value-type="float" office:value="44.1189778107462" calcext:value-type="float">
            <text:p>44</text:p>
          </table:table-cell>
          <table:table-cell table:formula="of:=(1/[.$E$5])*(EXP(([.$E$5]+[.A34])/[.$E$6]))" office:value-type="float" office:value="72.9156704373572" calcext:value-type="float">
            <text:p>73</text:p>
          </table:table-cell>
          <table:table-cell table:style-name="ce8" table:formula="of:=(1/[.$E$2])*(EXP(([.$E$2]+[.A34])/[.$E$3]))" office:value-type="float" office:value="45.8221352271617" calcext:value-type="float">
            <text:p>46</text:p>
          </table:table-cell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formula="of:=(1/[.$E$8])*(EXP(([.$E$8]+[.A35])/[.$E$9]))" office:value-type="float" office:value="46.1424372858106" calcext:value-type="float">
            <text:p>46</text:p>
          </table:table-cell>
          <table:table-cell table:formula="of:=(1/[.$E$5])*(EXP(([.$E$5]+[.A35])/[.$E$6]))" office:value-type="float" office:value="76.2445876284144" calcext:value-type="float">
            <text:p>76</text:p>
          </table:table-cell>
          <table:table-cell table:style-name="ce8" table:formula="of:=(1/[.$E$2])*(EXP(([.$E$2]+[.A35])/[.$E$3]))" office:value-type="float" office:value="47.9046089824031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(1/[.$E$8])*(EXP(([.$E$8]+[.A36])/[.$E$9]))" office:value-type="float" office:value="48.2587000951859" calcext:value-type="float">
            <text:p>48</text:p>
          </table:table-cell>
          <table:table-cell table:formula="of:=(1/[.$E$5])*(EXP(([.$E$5]+[.A36])/[.$E$6]))" office:value-type="float" office:value="79.7254843541648" calcext:value-type="float">
            <text:p>80</text:p>
          </table:table-cell>
          <table:table-cell table:style-name="ce8" table:formula="of:=(1/[.$E$2])*(EXP(([.$E$2]+[.A36])/[.$E$3]))" office:value-type="float" office:value="50.0817247031438" calcext:value-type="float">
            <text:p>50</text:p>
          </table:table-cell>
          <table:table-cell table:number-columns-repeated="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66" calcext:value-type="float">
            <text:p>66</text:p>
          </table:table-cell>
          <table:table-cell/>
          <table:table-cell table:formula="of:=(1/[.$E$8])*(EXP(([.$E$8]+[.A37])/[.$E$9]))" office:value-type="float" office:value="50.4720225429718" calcext:value-type="float">
            <text:p>50</text:p>
          </table:table-cell>
          <table:table-cell table:formula="of:=(1/[.$E$5])*(EXP(([.$E$5]+[.A37])/[.$E$6]))" office:value-type="float" office:value="83.3652991407537" calcext:value-type="float">
            <text:p>83</text:p>
          </table:table-cell>
          <table:table-cell table:style-name="ce8" table:formula="of:=(1/[.$E$2])*(EXP(([.$E$2]+[.A37])/[.$E$3]))" office:value-type="float" office:value="52.3577835728252" calcext:value-type="float">
            <text:p>52</text:p>
          </table:table-cell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68" calcext:value-type="float">
            <text:p>68</text:p>
          </table:table-cell>
          <table:table-cell/>
          <table:table-cell table:formula="of:=(1/[.$E$8])*(EXP(([.$E$8]+[.A38])/[.$E$9]))" office:value-type="float" office:value="52.786856143114" calcext:value-type="float">
            <text:p>53</text:p>
          </table:table-cell>
          <table:table-cell table:formula="of:=(1/[.$E$5])*(EXP(([.$E$5]+[.A38])/[.$E$6]))" office:value-type="float" office:value="87.1712872881945" calcext:value-type="float">
            <text:p>87</text:p>
          </table:table-cell>
          <table:table-cell table:style-name="ce8" table:formula="of:=(1/[.$E$2])*(EXP(([.$E$2]+[.A38])/[.$E$3]))" office:value-type="float" office:value="54.73728225032" calcext:value-type="float">
            <text:p>55</text:p>
          </table:table-cell>
          <table:table-cell table:number-columns-repeated="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70" calcext:value-type="float">
            <text:p>70</text:p>
          </table:table-cell>
          <table:table-cell/>
          <table:table-cell table:formula="of:=(1/[.$E$8])*(EXP(([.$E$8]+[.A39])/[.$E$9]))" office:value-type="float" office:value="55.2078565724491" calcext:value-type="float">
            <text:p>55</text:p>
          </table:table-cell>
          <table:table-cell table:formula="of:=(1/[.$E$5])*(EXP(([.$E$5]+[.A39])/[.$E$6]))" office:value-type="float" office:value="91.151035332472" calcext:value-type="float">
            <text:p>91</text:p>
          </table:table-cell>
          <table:table-cell table:style-name="ce8" table:formula="of:=(1/[.$E$2])*(EXP(([.$E$2]+[.A39])/[.$E$3]))" office:value-type="float" office:value="57.224921753683" calcext:value-type="float">
            <text:p>57</text:p>
          </table:table-cell>
          <table:table-cell table:number-columns-repeated="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71" calcext:value-type="float">
            <text:p>71</text:p>
          </table:table-cell>
          <table:table-cell/>
          <table:table-cell table:formula="of:=(1/[.$E$8])*(EXP(([.$E$8]+[.A40])/[.$E$9]))" office:value-type="float" office:value="57.7398930343707" calcext:value-type="float">
            <text:p>58</text:p>
          </table:table-cell>
          <table:table-cell table:formula="of:=(1/[.$E$5])*(EXP(([.$E$5]+[.A40])/[.$E$6]))" office:value-type="float" office:value="95.312476167904" calcext:value-type="float">
            <text:p>95</text:p>
          </table:table-cell>
          <table:table-cell table:style-name="ce8" table:formula="of:=(1/[.$E$2])*(EXP(([.$E$2]+[.A40])/[.$E$3]))" office:value-type="float" office:value="59.825616747642" calcext:value-type="float">
            <text:p>60</text:p>
          </table:table-cell>
          <table:table-cell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74" calcext:value-type="float">
            <text:p>74</text:p>
          </table:table-cell>
          <table:table-cell/>
          <table:table-cell table:formula="of:=(1/[.$E$8])*(EXP(([.$E$8]+[.A41])/[.$E$9]))" office:value-type="float" office:value="60.388058051946" calcext:value-type="float">
            <text:p>60</text:p>
          </table:table-cell>
          <table:table-cell table:formula="of:=(1/[.$E$5])*(EXP(([.$E$5]+[.A41])/[.$E$6]))" office:value-type="float" office:value="99.6639048599044" calcext:value-type="float">
            <text:p>100</text:p>
          </table:table-cell>
          <table:table-cell table:style-name="ce8" table:formula="of:=(1/[.$E$2])*(EXP(([.$E$2]+[.A41])/[.$E$3]))" office:value-type="float" office:value="62.5445052531747" calcext:value-type="float">
            <text:p>63</text:p>
          </table:table-cell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76" calcext:value-type="float">
            <text:p>76</text:p>
          </table:table-cell>
          <table:table-cell/>
          <table:table-cell table:formula="of:=(1/[.$E$8])*(EXP(([.$E$8]+[.A42])/[.$E$9]))" office:value-type="float" office:value="63.1576777101826" calcext:value-type="float">
            <text:p>63</text:p>
          </table:table-cell>
          <table:table-cell table:formula="of:=(1/[.$E$5])*(EXP(([.$E$5]+[.A42])/[.$E$6]))" office:value-type="float" office:value="104.213995179667" calcext:value-type="float">
            <text:p>104</text:p>
          </table:table-cell>
          <table:table-cell table:style-name="ce8" table:formula="of:=(1/[.$E$2])*(EXP(([.$E$2]+[.A42])/[.$E$3]))" office:value-type="float" office:value="65.3869587983576" calcext:value-type="float">
            <text:p>65</text:p>
          </table:table-cell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77" calcext:value-type="float">
            <text:p>77</text:p>
          </table:table-cell>
          <table:table-cell/>
          <table:table-cell table:formula="of:=(1/[.$E$8])*(EXP(([.$E$8]+[.A43])/[.$E$9]))" office:value-type="float" office:value="66.0543223680424" calcext:value-type="float">
            <text:p>66</text:p>
          </table:table-cell>
          <table:table-cell table:formula="of:=(1/[.$E$5])*(EXP(([.$E$5]+[.A43])/[.$E$6]))" office:value-type="float" office:value="108.97181689373" calcext:value-type="float">
            <text:p>109</text:p>
          </table:table-cell>
          <table:table-cell table:style-name="ce8" table:formula="of:=(1/[.$E$2])*(EXP(([.$E$2]+[.A43])/[.$E$3]))" office:value-type="float" office:value="68.3585930305379" calcext:value-type="float">
            <text:p>68</text:p>
          </table:table-cell>
          <table:table-cell table:number-columns-repeated="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79" calcext:value-type="float">
            <text:p>79</text:p>
          </table:table-cell>
          <table:table-cell/>
          <table:table-cell table:formula="of:=(1/[.$E$8])*(EXP(([.$E$8]+[.A44])/[.$E$9]))" office:value-type="float" office:value="69.0838178617485" calcext:value-type="float">
            <text:p>69</text:p>
          </table:table-cell>
          <table:table-cell table:formula="of:=(1/[.$E$5])*(EXP(([.$E$5]+[.A44])/[.$E$6]))" office:value-type="float" office:value="113.946853842885" calcext:value-type="float">
            <text:p>114</text:p>
          </table:table-cell>
          <table:table-cell table:style-name="ce8" table:formula="of:=(1/[.$E$2])*(EXP(([.$E$2]+[.A44])/[.$E$3]))" office:value-type="float" office:value="71.4652788107968" calcext:value-type="float">
            <text:p>71</text:p>
          </table:table-cell>
          <table:table-cell table:number-columns-repeated="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81" calcext:value-type="float">
            <text:p>81</text:p>
          </table:table-cell>
          <table:table-cell/>
          <table:table-cell table:formula="of:=(1/[.$E$8])*(EXP(([.$E$8]+[.A45])/[.$E$9]))" office:value-type="float" office:value="72.2522572219171" calcext:value-type="float">
            <text:p>72</text:p>
          </table:table-cell>
          <table:table-cell table:formula="of:=(1/[.$E$5])*(EXP(([.$E$5]+[.A45])/[.$E$6]))" office:value-type="float" office:value="119.149022846465" calcext:value-type="float">
            <text:p>119</text:p>
          </table:table-cell>
          <table:table-cell table:style-name="ce8" table:formula="of:=(1/[.$E$2])*(EXP(([.$E$2]+[.A45])/[.$E$3]))" office:value-type="float" office:value="74.7131538126208" calcext:value-type="float">
            <text:p>75</text:p>
          </table:table-cell>
          <table:table-cell table:number-columns-repeated="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83" calcext:value-type="float">
            <text:p>83</text:p>
          </table:table-cell>
          <table:table-cell/>
          <table:table-cell table:formula="of:=(1/[.$E$8])*(EXP(([.$E$8]+[.A46])/[.$E$9]))" office:value-type="float" office:value="75.566012928081" calcext:value-type="float">
            <text:p>76</text:p>
          </table:table-cell>
          <table:table-cell table:formula="of:=(1/[.$E$5])*(EXP(([.$E$5]+[.A46])/[.$E$6]))" office:value-type="float" office:value="124.588693469696" calcext:value-type="float">
            <text:p>125</text:p>
          </table:table-cell>
          <table:table-cell table:style-name="ce8" table:formula="of:=(1/[.$E$2])*(EXP(([.$E$2]+[.A46])/[.$E$3]))" office:value-type="float" office:value="78.108634647697" calcext:value-type="float">
            <text:p>78</text:p>
          </table:table-cell>
          <table:table-cell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6" calcext:value-type="float">
            <text:p>86</text:p>
          </table:table-cell>
          <table:table-cell/>
          <table:table-cell table:formula="of:=(1/[.$E$8])*(EXP(([.$E$8]+[.A47])/[.$E$9]))" office:value-type="float" office:value="79.0317497252495" calcext:value-type="float">
            <text:p>79</text:p>
          </table:table-cell>
          <table:table-cell table:formula="of:=(1/[.$E$5])*(EXP(([.$E$5]+[.A47])/[.$E$6]))" office:value-type="float" office:value="130.276708693514" calcext:value-type="float">
            <text:p>130</text:p>
          </table:table-cell>
          <table:table-cell table:style-name="ce8" table:formula="of:=(1/[.$E$2])*(EXP(([.$E$2]+[.A47])/[.$E$3]))" office:value-type="float" office:value="81.6584295427884" calcext:value-type="float">
            <text:p>82</text:p>
          </table:table-cell>
          <table:table-cell table:number-columns-repeated="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88" calcext:value-type="float">
            <text:p>88</text:p>
          </table:table-cell>
          <table:table-cell/>
          <table:table-cell table:formula="of:=(1/[.$E$8])*(EXP(([.$E$8]+[.A48])/[.$E$9]))" office:value-type="float" office:value="82.6564380282845" calcext:value-type="float">
            <text:p>83</text:p>
          </table:table-cell>
          <table:table-cell table:formula="of:=(1/[.$E$5])*(EXP(([.$E$5]+[.A48])/[.$E$6]))" office:value-type="float" office:value="136.224406528053" calcext:value-type="float">
            <text:p>136</text:p>
          </table:table-cell>
          <table:table-cell table:style-name="ce8" table:formula="of:=(1/[.$E$2])*(EXP(([.$E$2]+[.A48])/[.$E$3]))" office:value-type="float" office:value="85.3695515927335" calcext:value-type="float">
            <text:p>85</text:p>
          </table:table-cell>
          <table:table-cell table:number-columns-repeated="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89" calcext:value-type="float">
            <text:p>89</text:p>
          </table:table-cell>
          <table:table-cell/>
          <table:table-cell table:formula="of:=(1/[.$E$8])*(EXP(([.$E$8]+[.A49])/[.$E$9]))" office:value-type="float" office:value="86.4473679410502" calcext:value-type="float">
            <text:p>86</text:p>
          </table:table-cell>
          <table:table-cell table:formula="of:=(1/[.$E$5])*(EXP(([.$E$5]+[.A49])/[.$E$6]))" office:value-type="float" office:value="142.443642612872" calcext:value-type="float">
            <text:p>142</text:p>
          </table:table-cell>
          <table:table-cell table:style-name="ce8" table:formula="of:=(1/[.$E$2])*(EXP(([.$E$2]+[.A49])/[.$E$3]))" office:value-type="float" office:value="89.2493326157535" calcext:value-type="float">
            <text:p>89</text:p>
          </table:table-cell>
          <table:table-cell table:number-columns-repeated="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91" calcext:value-type="float">
            <text:p>91</text:p>
          </table:table-cell>
          <table:table-cell/>
          <table:table-cell table:formula="of:=(1/[.$E$8])*(EXP(([.$E$8]+[.A50])/[.$E$9]))" office:value-type="float" office:value="90.4121639185329" calcext:value-type="float">
            <text:p>90</text:p>
          </table:table-cell>
          <table:table-cell table:formula="of:=(1/[.$E$5])*(EXP(([.$E$5]+[.A50])/[.$E$6]))" office:value-type="float" office:value="148.946813848994" calcext:value-type="float">
            <text:p>149</text:p>
          </table:table-cell>
          <table:table-cell table:style-name="ce8" table:formula="of:=(1/[.$E$2])*(EXP(([.$E$2]+[.A50])/[.$E$3]))" office:value-type="float" office:value="93.3054376384402" calcext:value-type="float">
            <text:p>93</text:p>
          </table:table-cell>
          <table:table-cell table:number-columns-repeated="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93" calcext:value-type="float">
            <text:p>93</text:p>
          </table:table-cell>
          <table:table-cell/>
          <table:table-cell table:formula="of:=(1/[.$E$8])*(EXP(([.$E$8]+[.A51])/[.$E$9]))" office:value-type="float" office:value="94.5588001014199" calcext:value-type="float">
            <text:p>95</text:p>
          </table:table-cell>
          <table:table-cell table:formula="of:=(1/[.$E$5])*(EXP(([.$E$5]+[.A51])/[.$E$6]))" office:value-type="float" office:value="155.746883109841" calcext:value-type="float">
            <text:p>156</text:p>
          </table:table-cell>
          <table:table-cell table:style-name="ce8" table:formula="of:=(1/[.$E$2])*(EXP(([.$E$2]+[.A51])/[.$E$3]))" office:value-type="float" office:value="97.5458800390419" calcext:value-type="float">
            <text:p>98</text:p>
          </table:table-cell>
          <table:table-cell table:number-columns-repeated="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94" calcext:value-type="float">
            <text:p>94</text:p>
          </table:table-cell>
          <table:table-cell/>
          <table:table-cell table:formula="of:=(1/[.$E$8])*(EXP(([.$E$8]+[.A52])/[.$E$9]))" office:value-type="float" office:value="98.895616353979" calcext:value-type="float">
            <text:p>99</text:p>
          </table:table-cell>
          <table:table-cell table:formula="of:=(1/[.$E$5])*(EXP(([.$E$5]+[.A52])/[.$E$6]))" office:value-type="float" office:value="162.857405080332" calcext:value-type="float">
            <text:p>163</text:p>
          </table:table-cell>
          <table:table-cell table:style-name="ce8" table:formula="of:=(1/[.$E$2])*(EXP(([.$E$2]+[.A52])/[.$E$3]))" office:value-type="float" office:value="101.979037378965" calcext:value-type="float">
            <text:p>102</text:p>
          </table:table-cell>
          <table:table-cell table:number-columns-repeated="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97" calcext:value-type="float">
            <text:p>97</text:p>
          </table:table-cell>
          <table:table-cell/>
          <table:table-cell table:formula="of:=(1/[.$E$8])*(EXP(([.$E$8]+[.A53])/[.$E$9]))" office:value-type="float" office:value="103.431335037494" calcext:value-type="float">
            <text:p>103</text:p>
          </table:table-cell>
          <table:table-cell table:formula="of:=(1/[.$E$5])*(EXP(([.$E$5]+[.A53])/[.$E$6]))" office:value-type="float" office:value="170.292553275652" calcext:value-type="float">
            <text:p>170</text:p>
          </table:table-cell>
          <table:table-cell table:style-name="ce8" table:formula="of:=(1/[.$E$2])*(EXP(([.$E$2]+[.A53])/[.$E$3]))" office:value-type="float" office:value="106.613667953766" calcext:value-type="float">
            <text:p>107</text:p>
          </table:table-cell>
          <table:table-cell table:number-columns-repeated="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(1/[.$E$8])*(EXP(([.$E$8]+[.A54])/[.$E$9]))" office:value-type="float" office:value="108.175078552993" calcext:value-type="float">
            <text:p>108</text:p>
          </table:table-cell>
          <table:table-cell table:formula="of:=(1/[.$E$5])*(EXP(([.$E$5]+[.A54])/[.$E$6]))" office:value-type="float" office:value="178.067148293542" calcext:value-type="float">
            <text:p>178</text:p>
          </table:table-cell>
          <table:table-cell table:style-name="ce8" table:formula="of:=(1/[.$E$2])*(EXP(([.$E$2]+[.A54])/[.$E$3]))" office:value-type="float" office:value="111.458928096339" calcext:value-type="float">
            <text:p>111</text:p>
          </table:table-cell>
          <table:table-cell table:number-columns-repeated="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formula="of:=(1/[.$E$8])*(EXP(([.$E$8]+[.A55])/[.$E$9]))" office:value-type="float" office:value="113.13638768855" calcext:value-type="float">
            <text:p>113</text:p>
          </table:table-cell>
          <table:table-cell table:formula="of:=(1/[.$E$5])*(EXP(([.$E$5]+[.A55])/[.$E$6]))" office:value-type="float" office:value="186.196687356426" calcext:value-type="float">
            <text:p>186</text:p>
          </table:table-cell>
          <table:table-cell table:style-name="ce8" table:formula="of:=(1/[.$E$2])*(EXP(([.$E$2]+[.A55])/[.$E$3]))" office:value-type="float" office:value="116.524390266473" calcext:value-type="float">
            <text:p>117</text:p>
          </table:table-cell>
          <table:table-cell table:number-columns-repeated="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02" calcext:value-type="float">
            <text:p>102</text:p>
          </table:table-cell>
          <table:table-cell/>
          <table:table-cell table:formula="of:=(1/[.$E$8])*(EXP(([.$E$8]+[.A56])/[.$E$9]))" office:value-type="float" office:value="118.325240808062" calcext:value-type="float">
            <text:p>118</text:p>
          </table:table-cell>
          <table:table-cell table:formula="of:=(1/[.$E$5])*(EXP(([.$E$5]+[.A56])/[.$E$6]))" office:value-type="float" office:value="194.697375202274" calcext:value-type="float">
            <text:p>195</text:p>
          </table:table-cell>
          <table:table-cell table:style-name="ce8" table:formula="of:=(1/[.$E$2])*(EXP(([.$E$2]+[.A56])/[.$E$3]))" office:value-type="float" office:value="121.820061962531" calcext:value-type="float">
            <text:p>122</text:p>
          </table:table-cell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05" calcext:value-type="float">
            <text:p>105</text:p>
          </table:table-cell>
          <table:table-cell/>
          <table:table-cell table:formula="of:=(1/[.$E$8])*(EXP(([.$E$8]+[.A57])/[.$E$9]))" office:value-type="float" office:value="123.752073920093" calcext:value-type="float">
            <text:p>124</text:p>
          </table:table-cell>
          <table:table-cell table:formula="of:=(1/[.$E$5])*(EXP(([.$E$5]+[.A57])/[.$E$6]))" office:value-type="float" office:value="203.586156385756" calcext:value-type="float">
            <text:p>204</text:p>
          </table:table-cell>
          <table:table-cell table:style-name="ce8" table:formula="of:=(1/[.$E$2])*(EXP(([.$E$2]+[.A57])/[.$E$3]))" office:value-type="float" office:value="127.356405492601" calcext:value-type="float">
            <text:p>127</text:p>
          </table:table-cell>
          <table:table-cell table:number-columns-repeated="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06" calcext:value-type="float">
            <text:p>106</text:p>
          </table:table-cell>
          <table:table-cell/>
          <table:table-cell table:formula="of:=(1/[.$E$8])*(EXP(([.$E$8]+[.A58])/[.$E$9]))" office:value-type="float" office:value="129.427801667156" calcext:value-type="float">
            <text:p>129</text:p>
          </table:table-cell>
          <table:table-cell table:formula="of:=(1/[.$E$5])*(EXP(([.$E$5]+[.A58])/[.$E$6]))" office:value-type="float" office:value="212.880749054091" calcext:value-type="float">
            <text:p>213</text:p>
          </table:table-cell>
          <table:table-cell table:style-name="ce8" table:formula="of:=(1/[.$E$2])*(EXP(([.$E$2]+[.A58])/[.$E$3]))" office:value-type="float" office:value="133.144358644182" calcext:value-type="float">
            <text:p>133</text:p>
          </table:table-cell>
          <table:table-cell table:number-columns-repeated="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08" calcext:value-type="float">
            <text:p>108</text:p>
          </table:table-cell>
          <table:table-cell/>
          <table:table-cell table:formula="of:=(1/[.$E$8])*(EXP(([.$E$8]+[.A59])/[.$E$9]))" office:value-type="float" office:value="135.363839277628" calcext:value-type="float">
            <text:p>135</text:p>
          </table:table-cell>
          <table:table-cell table:formula="of:=(1/[.$E$5])*(EXP(([.$E$5]+[.A59])/[.$E$6]))" office:value-type="float" office:value="222.599680264908" calcext:value-type="float">
            <text:p>223</text:p>
          </table:table-cell>
          <table:table-cell table:style-name="ce8" table:formula="of:=(1/[.$E$2])*(EXP(([.$E$2]+[.A59])/[.$E$3]))" office:value-type="float" office:value="139.195356293252" calcext:value-type="float">
            <text:p>139</text:p>
          </table:table-cell>
          <table:table-cell table:number-columns-repeated="2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table:formula="of:=(1/[.$E$8])*(EXP(([.$E$8]+[.A60])/[.$E$9]))" office:value-type="float" office:value="141.572125524475" calcext:value-type="float">
            <text:p>142</text:p>
          </table:table-cell>
          <table:table-cell table:formula="of:=(1/[.$E$5])*(EXP(([.$E$5]+[.A60])/[.$E$6]))" office:value-type="float" office:value="232.762322916522" calcext:value-type="float">
            <text:p>233</text:p>
          </table:table-cell>
          <table:table-cell table:style-name="ce8" table:formula="of:=(1/[.$E$2])*(EXP(([.$E$2]+[.A60])/[.$E$3]))" office:value-type="float" office:value="145.521352995395" calcext:value-type="float">
            <text:p>146</text:p>
          </table:table-cell>
          <table:table-cell table:number-columns-repeated="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12" calcext:value-type="float">
            <text:p>112</text:p>
          </table:table-cell>
          <table:table-cell/>
          <table:table-cell table:formula="of:=(1/[.$E$8])*(EXP(([.$E$8]+[.A61])/[.$E$9]))" office:value-type="float" office:value="148.065146736941" calcext:value-type="float">
            <text:p>148</text:p>
          </table:table-cell>
          <table:table-cell table:formula="of:=(1/[.$E$5])*(EXP(([.$E$5]+[.A61])/[.$E$6]))" office:value-type="float" office:value="243.388934364234" calcext:value-type="float">
            <text:p>243</text:p>
          </table:table-cell>
          <table:table-cell table:style-name="ce8" table:formula="of:=(1/[.$E$2])*(EXP(([.$E$2]+[.A61])/[.$E$3]))" office:value-type="float" office:value="152.134846603622" calcext:value-type="float">
            <text:p>152</text:p>
          </table:table-cell>
          <table:table-cell table:number-columns-repeated="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formula="of:=(1/[.$E$8])*(EXP(([.$E$8]+[.A62])/[.$E$9]))" office:value-type="float" office:value="154.855961913504" calcext:value-type="float">
            <text:p>155</text:p>
          </table:table-cell>
          <table:table-cell table:formula="of:=(1/[.$E$5])*(EXP(([.$E$5]+[.A62])/[.$E$6]))" office:value-type="float" office:value="254.500696799638" calcext:value-type="float">
            <text:p>255</text:p>
          </table:table-cell>
          <table:table-cell table:style-name="ce8" table:formula="of:=(1/[.$E$2])*(EXP(([.$E$2]+[.A62])/[.$E$3]))" office:value-type="float" office:value="159.048902959554" calcext:value-type="float">
            <text:p>159</text:p>
          </table:table-cell>
          <table:table-cell table:number-columns-repeated="2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28" calcext:value-type="float">
            <text:p>128</text:p>
          </table:table-cell>
          <table:table-cell/>
          <table:table-cell table:formula="of:=(1/[.$E$8])*(EXP(([.$E$8]+[.A63])/[.$E$9]))" office:value-type="float" office:value="161.958228986604" calcext:value-type="float">
            <text:p>162</text:p>
          </table:table-cell>
          <table:table-cell table:formula="of:=(1/[.$E$5])*(EXP(([.$E$5]+[.A63])/[.$E$6]))" office:value-type="float" office:value="266.119759473418" calcext:value-type="float">
            <text:p>266</text:p>
          </table:table-cell>
          <table:table-cell table:style-name="ce8" table:formula="of:=(1/[.$E$2])*(EXP(([.$E$2]+[.A63])/[.$E$3]))" office:value-type="float" office:value="166.277181706741" calcext:value-type="float">
            <text:p>166</text:p>
          </table:table-cell>
          <table:table-cell table:number-columns-repeated="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135" calcext:value-type="float">
            <text:p>135</text:p>
          </table:table-cell>
          <table:table-cell/>
          <table:table-cell table:formula="of:=(1/[.$E$8])*(EXP(([.$E$8]+[.A64])/[.$E$9]))" office:value-type="float" office:value="169.38623229197" calcext:value-type="float">
            <text:p>169</text:p>
          </table:table-cell>
          <table:table-cell table:formula="of:=(1/[.$E$5])*(EXP(([.$E$5]+[.A64])/[.$E$6]))" office:value-type="float" office:value="278.269282845793" calcext:value-type="float">
            <text:p>278</text:p>
          </table:table-cell>
          <table:table-cell table:style-name="ce8" table:formula="of:=(1/[.$E$2])*(EXP(([.$E$2]+[.A64])/[.$E$3]))" office:value-type="float" office:value="173.833963277114" calcext:value-type="float">
            <text:p>174</text:p>
          </table:table-cell>
          <table:table-cell table:number-columns-repeated="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137" calcext:value-type="float">
            <text:p>137</text:p>
          </table:table-cell>
          <table:table-cell/>
          <table:table-cell table:formula="of:=(1/[.$E$8])*(EXP(([.$E$8]+[.A65])/[.$E$9]))" office:value-type="float" office:value="177.154911297791" calcext:value-type="float">
            <text:p>177</text:p>
          </table:table-cell>
          <table:table-cell table:formula="of:=(1/[.$E$5])*(EXP(([.$E$5]+[.A65])/[.$E$6]))" office:value-type="float" office:value="290.973484752629" calcext:value-type="float">
            <text:p>291</text:p>
          </table:table-cell>
          <table:table-cell table:style-name="ce8" table:formula="of:=(1/[.$E$2])*(EXP(([.$E$2]+[.A65])/[.$E$3]))" office:value-type="float" office:value="181.734177103894" calcext:value-type="float">
            <text:p>182</text:p>
          </table:table-cell>
          <table:table-cell table:number-columns-repeated="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140" calcext:value-type="float">
            <text:p>140</text:p>
          </table:table-cell>
          <table:table-cell/>
          <table:table-cell table:formula="of:=(1/[.$E$8])*(EXP(([.$E$8]+[.A66])/[.$E$9]))" office:value-type="float" office:value="185.279890651515" calcext:value-type="float">
            <text:p>185</text:p>
          </table:table-cell>
          <table:table-cell table:formula="of:=(1/[.$E$5])*(EXP(([.$E$5]+[.A66])/[.$E$6]))" office:value-type="float" office:value="304.257688679233" calcext:value-type="float">
            <text:p>304</text:p>
          </table:table-cell>
          <table:table-cell table:style-name="ce8" table:formula="of:=(1/[.$E$2])*(EXP(([.$E$2]+[.A66])/[.$E$3]))" office:value-type="float" office:value="189.993431116678" calcext:value-type="float">
            <text:p>190</text:p>
          </table:table-cell>
          <table:table-cell table:number-columns-repeated="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41" calcext:value-type="float">
            <text:p>141</text:p>
          </table:table-cell>
          <table:table-cell/>
          <table:table-cell table:formula="of:=(1/[.$E$8])*(EXP(([.$E$8]+[.A67])/[.$E$9]))" office:value-type="float" office:value="193.7775116047" calcext:value-type="float">
            <text:p>194</text:p>
          </table:table-cell>
          <table:table-cell table:formula="of:=(1/[.$E$5])*(EXP(([.$E$5]+[.A67])/[.$E$6]))" office:value-type="float" office:value="318.148374238049" calcext:value-type="float">
            <text:p>318</text:p>
          </table:table-cell>
          <table:table-cell table:style-name="ce8" table:formula="of:=(1/[.$E$2])*(EXP(([.$E$2]+[.A67])/[.$E$3]))" office:value-type="float" office:value="198.628042576997" calcext:value-type="float">
            <text:p>199</text:p>
          </table:table-cell>
          <table:table-cell table:number-columns-repeated="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143" calcext:value-type="float">
            <text:p>143</text:p>
          </table:table-cell>
          <table:table-cell/>
          <table:table-cell table:formula="of:=(1/[.$E$8])*(EXP(([.$E$8]+[.A68])/[.$E$9]))" office:value-type="float" office:value="202.664864879132" calcext:value-type="float">
            <text:p>203</text:p>
          </table:table-cell>
          <table:table-cell table:formula="of:=(1/[.$E$5])*(EXP(([.$E$5]+[.A68])/[.$E$6]))" office:value-type="float" office:value="332.673229950893" calcext:value-type="float">
            <text:p>333</text:p>
          </table:table-cell>
          <table:table-cell table:style-name="ce8" table:formula="of:=(1/[.$E$2])*(EXP(([.$E$2]+[.A68])/[.$E$3]))" office:value-type="float" office:value="207.65507031525" calcext:value-type="float">
            <text:p>208</text:p>
          </table:table-cell>
          <table:table-cell table:number-columns-repeated="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145" calcext:value-type="float">
            <text:p>145</text:p>
          </table:table-cell>
          <table:table-cell/>
          <table:table-cell table:formula="of:=(1/[.$E$8])*(EXP(([.$E$8]+[.A69])/[.$E$9]))" office:value-type="float" office:value="211.959825040299" calcext:value-type="float">
            <text:p>212</text:p>
          </table:table-cell>
          <table:table-cell table:formula="of:=(1/[.$E$5])*(EXP(([.$E$5]+[.A69])/[.$E$6]))" office:value-type="float" office:value="347.861208440914" calcext:value-type="float">
            <text:p>348</text:p>
          </table:table-cell>
          <table:table-cell table:style-name="ce8" table:formula="of:=(1/[.$E$2])*(EXP(([.$E$2]+[.A69])/[.$E$3]))" office:value-type="float" office:value="217.092348432704" calcext:value-type="float">
            <text:p>217</text:p>
          </table:table-cell>
          <table:table-cell table:number-columns-repeated="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146" calcext:value-type="float">
            <text:p>146</text:p>
          </table:table-cell>
          <table:table-cell/>
          <table:table-cell table:formula="of:=(1/[.$E$8])*(EXP(([.$E$8]+[.A70])/[.$E$9]))" office:value-type="float" office:value="221.681086447365" calcext:value-type="float">
            <text:p>222</text:p>
          </table:table-cell>
          <table:table-cell table:formula="of:=(1/[.$E$5])*(EXP(([.$E$5]+[.A70])/[.$E$6]))" office:value-type="float" office:value="363.742584144313" calcext:value-type="float">
            <text:p>364</text:p>
          </table:table-cell>
          <table:table-cell table:style-name="ce8" table:formula="of:=(1/[.$E$2])*(EXP(([.$E$2]+[.A70])/[.$E$3]))" office:value-type="float" office:value="226.958521535149" calcext:value-type="float">
            <text:p>227</text:p>
          </table:table-cell>
          <table:table-cell table:number-columns-repeated="2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54" calcext:value-type="float">
            <text:p>154</text:p>
          </table:table-cell>
          <table:table-cell/>
          <table:table-cell table:formula="of:=(1/[.$E$8])*(EXP(([.$E$8]+[.A71])/[.$E$9]))" office:value-type="float" office:value="231.848200851933" calcext:value-type="float">
            <text:p>232</text:p>
          </table:table-cell>
          <table:table-cell table:formula="of:=(1/[.$E$5])*(EXP(([.$E$5]+[.A71])/[.$E$6]))" office:value-type="float" office:value="380.349013656853" calcext:value-type="float">
            <text:p>380</text:p>
          </table:table-cell>
          <table:table-cell table:style-name="ce8" table:formula="of:=(1/[.$E$2])*(EXP(([.$E$2]+[.A71])/[.$E$3]))" office:value-type="float" office:value="237.273081567812" calcext:value-type="float">
            <text:p>237</text:p>
          </table:table-cell>
          <table:table-cell table:number-columns-repeated="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58" calcext:value-type="float">
            <text:p>158</text:p>
          </table:table-cell>
          <table:table-cell/>
          <table:table-cell table:formula="of:=(1/[.$E$8])*(EXP(([.$E$8]+[.A72])/[.$E$9]))" office:value-type="float" office:value="242.481616721242" calcext:value-type="float">
            <text:p>242</text:p>
          </table:table-cell>
          <table:table-cell table:formula="of:=(1/[.$E$5])*(EXP(([.$E$5]+[.A72])/[.$E$6]))" office:value-type="float" office:value="397.713598835449" calcext:value-type="float">
            <text:p>398</text:p>
          </table:table-cell>
          <table:table-cell table:style-name="ce8" table:formula="of:=(1/[.$E$2])*(EXP(([.$E$2]+[.A72])/[.$E$3]))" office:value-type="float" office:value="248.056406324301" calcext:value-type="float">
            <text:p>248</text:p>
          </table:table-cell>
          <table:table-cell table:number-columns-repeated="2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166" calcext:value-type="float">
            <text:p>166</text:p>
          </table:table-cell>
          <table:table-cell/>
          <table:table-cell table:formula="of:=(1/[.$E$8])*(EXP(([.$E$8]+[.A73])/[.$E$9]))" office:value-type="float" office:value="253.602720364854" calcext:value-type="float">
            <text:p>254</text:p>
          </table:table-cell>
          <table:table-cell table:formula="of:=(1/[.$E$5])*(EXP(([.$E$5]+[.A73])/[.$E$6]))" office:value-type="float" office:value="415.87095278062" calcext:value-type="float">
            <text:p>416</text:p>
          </table:table-cell>
          <table:table-cell table:style-name="ce8" table:formula="of:=(1/[.$E$2])*(EXP(([.$E$2]+[.A73])/[.$E$3]))" office:value-type="float" office:value="259.329799705665" calcext:value-type="float">
            <text:p>259</text:p>
          </table:table-cell>
          <table:table-cell table:number-columns-repeated="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174" calcext:value-type="float">
            <text:p>174</text:p>
          </table:table-cell>
          <table:table-cell/>
          <table:table-cell table:formula="of:=(1/[.$E$8])*(EXP(([.$E$8]+[.A74])/[.$E$9]))" office:value-type="float" office:value="265.233878947576" calcext:value-type="float">
            <text:p>265</text:p>
          </table:table-cell>
          <table:table-cell table:formula="of:=(1/[.$E$5])*(EXP(([.$E$5]+[.A74])/[.$E$6]))" office:value-type="float" office:value="434.857268831325" calcext:value-type="float">
            <text:p>435</text:p>
          </table:table-cell>
          <table:table-cell table:style-name="ce8" table:formula="of:=(1/[.$E$2])*(EXP(([.$E$2]+[.A74])/[.$E$3]))" office:value-type="float" office:value="271.115533809102" calcext:value-type="float">
            <text:p>271</text:p>
          </table:table-cell>
          <table:table-cell table:number-columns-repeated="2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75" calcext:value-type="float">
            <text:p>175</text:p>
          </table:table-cell>
          <table:table-cell/>
          <table:table-cell table:formula="of:=(1/[.$E$8])*(EXP(([.$E$8]+[.A75])/[.$E$9]))" office:value-type="float" office:value="277.398485475106" calcext:value-type="float">
            <text:p>277</text:p>
          </table:table-cell>
          <table:table-cell table:formula="of:=(1/[.$E$5])*(EXP(([.$E$5]+[.A75])/[.$E$6]))" office:value-type="float" office:value="454.710392709716" calcext:value-type="float">
            <text:p>455</text:p>
          </table:table-cell>
          <table:table-cell table:style-name="ce8" table:formula="of:=(1/[.$E$2])*(EXP(([.$E$2]+[.A75])/[.$E$3]))" office:value-type="float" office:value="283.436892929465" calcext:value-type="float">
            <text:p>283</text:p>
          </table:table-cell>
          <table:table-cell table:number-columns-repeated="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7" calcext:value-type="float">
            <text:p>177</text:p>
          </table:table-cell>
          <table:table-cell/>
          <table:table-cell table:formula="of:=(1/[.$E$8])*(EXP(([.$E$8]+[.A76])/[.$E$9]))" office:value-type="float" office:value="290.121005842892" calcext:value-type="float">
            <text:p>290</text:p>
          </table:table-cell>
          <table:table-cell table:formula="of:=(1/[.$E$5])*(EXP(([.$E$5]+[.A76])/[.$E$6]))" office:value-type="float" office:value="475.469897959608" calcext:value-type="float">
            <text:p>475</text:p>
          </table:table-cell>
          <table:table-cell table:style-name="ce8" table:formula="of:=(1/[.$E$2])*(EXP(([.$E$2]+[.A76])/[.$E$3]))" office:value-type="float" office:value="296.318219560506" calcext:value-type="float">
            <text:p>296</text:p>
          </table:table-cell>
          <table:table-cell table:number-columns-repeated="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79" calcext:value-type="float">
            <text:p>179</text:p>
          </table:table-cell>
          <table:table-cell/>
          <table:table-cell table:formula="of:=(1/[.$E$8])*(EXP(([.$E$8]+[.A77])/[.$E$9]))" office:value-type="float" office:value="303.427028042822" calcext:value-type="float">
            <text:p>303</text:p>
          </table:table-cell>
          <table:table-cell table:formula="of:=(1/[.$E$5])*(EXP(([.$E$5]+[.A77])/[.$E$6]))" office:value-type="float" office:value="497.177164829049" calcext:value-type="float">
            <text:p>497</text:p>
          </table:table-cell>
          <table:table-cell table:style-name="ce8" table:formula="of:=(1/[.$E$2])*(EXP(([.$E$2]+[.A77])/[.$E$3]))" office:value-type="float" office:value="309.784962486725" calcext:value-type="float">
            <text:p>310</text:p>
          </table:table-cell>
          <table:table-cell table:number-columns-repeated="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181" calcext:value-type="float">
            <text:p>181</text:p>
          </table:table-cell>
          <table:table-cell/>
          <table:table-cell table:formula="of:=(1/[.$E$8])*(EXP(([.$E$8]+[.A78])/[.$E$9]))" office:value-type="float" office:value="317.343313626717" calcext:value-type="float">
            <text:p>317</text:p>
          </table:table-cell>
          <table:table-cell table:formula="of:=(1/[.$E$5])*(EXP(([.$E$5]+[.A78])/[.$E$6]))" office:value-type="float" office:value="519.875462754217" calcext:value-type="float">
            <text:p>520</text:p>
          </table:table-cell>
          <table:table-cell table:style-name="ce8" table:formula="of:=(1/[.$E$2])*(EXP(([.$E$2]+[.A78])/[.$E$3]))" office:value-type="float" office:value="323.863727060852" calcext:value-type="float">
            <text:p>324</text:p>
          </table:table-cell>
          <table:table-cell table:number-columns-repeated="2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83" calcext:value-type="float">
            <text:p>183</text:p>
          </table:table-cell>
          <table:table-cell/>
          <table:table-cell table:formula="of:=(1/[.$E$8])*(EXP(([.$E$8]+[.A79])/[.$E$9]))" office:value-type="float" office:value="331.897851530129" calcext:value-type="float">
            <text:p>332</text:p>
          </table:table-cell>
          <table:table-cell table:formula="of:=(1/[.$E$5])*(EXP(([.$E$5]+[.A79])/[.$E$6]))" office:value-type="float" office:value="543.610036609066" calcext:value-type="float">
            <text:p>544</text:p>
          </table:table-cell>
          <table:table-cell table:style-name="ce8" table:formula="of:=(1/[.$E$2])*(EXP(([.$E$2]+[.A79])/[.$E$3]))" office:value-type="float" office:value="338.582327766284" calcext:value-type="float">
            <text:p>339</text:p>
          </table:table-cell>
          <table:table-cell table:number-columns-repeated="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186" calcext:value-type="float">
            <text:p>186</text:p>
          </table:table-cell>
          <table:table-cell/>
          <table:table-cell table:formula="of:=(1/[.$E$8])*(EXP(([.$E$8]+[.A80])/[.$E$9]))" office:value-type="float" office:value="347.119914364698" calcext:value-type="float">
            <text:p>347</text:p>
          </table:table-cell>
          <table:table-cell table:formula="of:=(1/[.$E$5])*(EXP(([.$E$5]+[.A80])/[.$E$6]))" office:value-type="float" office:value="568.428196892648" calcext:value-type="float">
            <text:p>568</text:p>
          </table:table-cell>
          <table:table-cell table:style-name="ce8" table:formula="of:=(1/[.$E$2])*(EXP(([.$E$2]+[.A80])/[.$E$3]))" office:value-type="float" office:value="353.969843168314" calcext:value-type="float">
            <text:p>354</text:p>
          </table:table-cell>
          <table:table-cell table:number-columns-repeated="2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89" calcext:value-type="float">
            <text:p>189</text:p>
          </table:table-cell>
          <table:table-cell/>
          <table:table-cell table:formula="of:=(1/[.$E$8])*(EXP(([.$E$8]+[.A81])/[.$E$9]))" office:value-type="float" office:value="363.040117292285" calcext:value-type="float">
            <text:p>363</text:p>
          </table:table-cell>
          <table:table-cell table:formula="of:=(1/[.$E$5])*(EXP(([.$E$5]+[.A81])/[.$E$6]))" office:value-type="float" office:value="594.379414033869" calcext:value-type="float">
            <text:p>594</text:p>
          </table:table-cell>
          <table:table-cell table:style-name="ce8" table:formula="of:=(1/[.$E$2])*(EXP(([.$E$2]+[.A81])/[.$E$3]))" office:value-type="float" office:value="370.05667336273" calcext:value-type="float">
            <text:p>370</text:p>
          </table:table-cell>
          <table:table-cell table:number-columns-repeated="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97" calcext:value-type="float">
            <text:p>197</text:p>
          </table:table-cell>
          <table:table-cell/>
          <table:table-cell table:formula="of:=(1/[.$E$8])*(EXP(([.$E$8]+[.A82])/[.$E$9]))" office:value-type="float" office:value="379.690479599289" calcext:value-type="float">
            <text:p>380</text:p>
          </table:table-cell>
          <table:table-cell table:formula="of:=(1/[.$E$5])*(EXP(([.$E$5]+[.A82])/[.$E$6]))" office:value-type="float" office:value="621.515417001677" calcext:value-type="float">
            <text:p>622</text:p>
          </table:table-cell>
          <table:table-cell table:style-name="ce8" table:formula="of:=(1/[.$E$2])*(EXP(([.$E$2]+[.A82])/[.$E$3]))" office:value-type="float" office:value="386.874600035275" calcext:value-type="float">
            <text:p>387</text:p>
          </table:table-cell>
          <table:table-cell table:number-columns-repeated="2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204" calcext:value-type="float">
            <text:p>204</text:p>
          </table:table-cell>
          <table:table-cell/>
          <table:table-cell table:formula="of:=(1/[.$E$8])*(EXP(([.$E$8]+[.A83])/[.$E$9]))" office:value-type="float" office:value="397.104489094989" calcext:value-type="float">
            <text:p>397</text:p>
          </table:table-cell>
          <table:table-cell table:formula="of:=(1/[.$E$5])*(EXP(([.$E$5]+[.A83])/[.$E$6]))" office:value-type="float" office:value="649.890296417226" calcext:value-type="float">
            <text:p>650</text:p>
          </table:table-cell>
          <table:table-cell table:style-name="ce8" table:formula="of:=(1/[.$E$2])*(EXP(([.$E$2]+[.A83])/[.$E$3]))" office:value-type="float" office:value="404.456849250615" calcext:value-type="float">
            <text:p>404</text:p>
          </table:table-cell>
          <table:table-cell table:number-columns-repeated="2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209" calcext:value-type="float">
            <text:p>209</text:p>
          </table:table-cell>
          <table:table-cell/>
          <table:table-cell table:formula="of:=(1/[.$E$8])*(EXP(([.$E$8]+[.A84])/[.$E$9]))" office:value-type="float" office:value="415.317169463439" calcext:value-type="float">
            <text:p>415</text:p>
          </table:table-cell>
          <table:table-cell table:formula="of:=(1/[.$E$5])*(EXP(([.$E$5]+[.A84])/[.$E$6]))" office:value-type="float" office:value="679.560612373563" calcext:value-type="float">
            <text:p>680</text:p>
          </table:table-cell>
          <table:table-cell table:style-name="ce8" table:formula="of:=(1/[.$E$2])*(EXP(([.$E$2]+[.A84])/[.$E$3]))" office:value-type="float" office:value="422.838157094881" calcext:value-type="float">
            <text:p>423</text:p>
          </table:table-cell>
          <table:table-cell table:number-columns-repeated="2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formula="of:=(1/[.$E$8])*(EXP(([.$E$8]+[.A85])/[.$E$9]))" office:value-type="float" office:value="434.36515070436" calcext:value-type="float">
            <text:p>434</text:p>
          </table:table-cell>
          <table:table-cell table:formula="of:=(1/[.$E$5])*(EXP(([.$E$5]+[.A85])/[.$E$6]))" office:value-type="float" office:value="710.585507177749" calcext:value-type="float">
            <text:p>711</text:p>
          </table:table-cell>
          <table:table-cell table:style-name="ce8" table:formula="of:=(1/[.$E$2])*(EXP(([.$E$2]+[.A85])/[.$E$3]))" office:value-type="float" office:value="442.054838301451" calcext:value-type="float">
            <text:p>442</text:p>
          </table:table-cell>
          <table:table-cell table:number-columns-repeated="2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212" calcext:value-type="float">
            <text:p>212</text:p>
          </table:table-cell>
          <table:table-cell/>
          <table:table-cell table:formula="of:=(1/[.$E$8])*(EXP(([.$E$8]+[.A86])/[.$E$9]))" office:value-type="float" office:value="454.28674280472" calcext:value-type="float">
            <text:p>454</text:p>
          </table:table-cell>
          <table:table-cell table:formula="of:=(1/[.$E$5])*(EXP(([.$E$5]+[.A86])/[.$E$6]))" office:value-type="float" office:value="743.026823240148" calcext:value-type="float">
            <text:p>743</text:p>
          </table:table-cell>
          <table:table-cell table:style-name="ce8" table:formula="of:=(1/[.$E$2])*(EXP(([.$E$2]+[.A86])/[.$E$3]))" office:value-type="float" office:value="462.144857995571" calcext:value-type="float">
            <text:p>462</text:p>
          </table:table-cell>
          <table:table-cell table:number-columns-repeated="2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220" calcext:value-type="float">
            <text:p>220</text:p>
          </table:table-cell>
          <table:table-cell/>
          <table:table-cell table:formula="of:=(1/[.$E$8])*(EXP(([.$E$8]+[.A87])/[.$E$9]))" office:value-type="float" office:value="475.122012789158" calcext:value-type="float">
            <text:p>475</text:p>
          </table:table-cell>
          <table:table-cell table:formula="of:=(1/[.$E$5])*(EXP(([.$E$5]+[.A87])/[.$E$6]))" office:value-type="float" office:value="776.94922634588" calcext:value-type="float">
            <text:p>777</text:p>
          </table:table-cell>
          <table:table-cell table:style-name="ce8" table:formula="of:=(1/[.$E$2])*(EXP(([.$E$2]+[.A87])/[.$E$3]))" office:value-type="float" office:value="483.147906699531" calcext:value-type="float">
            <text:p>483</text:p>
          </table:table-cell>
          <table:table-cell table:number-columns-repeated="2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27" calcext:value-type="float">
            <text:p>227</text:p>
          </table:table-cell>
          <table:table-cell/>
          <table:table-cell table:formula="of:=(1/[.$E$8])*(EXP(([.$E$8]+[.A88])/[.$E$9]))" office:value-type="float" office:value="496.912865304234" calcext:value-type="float">
            <text:p>497</text:p>
          </table:table-cell>
          <table:table-cell table:formula="of:=(1/[.$E$5])*(EXP(([.$E$5]+[.A88])/[.$E$6]))" office:value-type="float" office:value="812.420334554141" calcext:value-type="float">
            <text:p>812</text:p>
          </table:table-cell>
          <table:table-cell table:style-name="ce8" table:formula="of:=(1/[.$E$2])*(EXP(([.$E$2]+[.A88])/[.$E$3]))" office:value-type="float" office:value="505.105478746615" calcext:value-type="float">
            <text:p>505</text:p>
          </table:table-cell>
          <table:table-cell table:number-columns-repeated="2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235" calcext:value-type="float">
            <text:p>235</text:p>
          </table:table-cell>
          <table:table-cell/>
          <table:table-cell table:formula="of:=(1/[.$E$8])*(EXP(([.$E$8]+[.A89])/[.$E$9]))" office:value-type="float" office:value="519.703126898562" calcext:value-type="float">
            <text:p>520</text:p>
          </table:table-cell>
          <table:table-cell table:formula="of:=(1/[.$E$5])*(EXP(([.$E$5]+[.A89])/[.$E$6]))" office:value-type="float" office:value="849.510852982345" calcext:value-type="float">
            <text:p>850</text:p>
          </table:table-cell>
          <table:table-cell table:style-name="ce8" table:formula="of:=(1/[.$E$2])*(EXP(([.$E$2]+[.A89])/[.$E$3]))" office:value-type="float" office:value="528.060954258698" calcext:value-type="float">
            <text:p>528</text:p>
          </table:table-cell>
          <table:table-cell table:number-columns-repeated="2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243" calcext:value-type="float">
            <text:p>243</text:p>
          </table:table-cell>
          <table:table-cell/>
          <table:table-cell table:formula="of:=(1/[.$E$8])*(EXP(([.$E$8]+[.A90])/[.$E$9]))" office:value-type="float" office:value="543.538634168346" calcext:value-type="float">
            <text:p>544</text:p>
          </table:table-cell>
          <table:table-cell table:formula="of:=(1/[.$E$5])*(EXP(([.$E$5]+[.A90])/[.$E$6]))" office:value-type="float" office:value="888.29471474375" calcext:value-type="float">
            <text:p>888</text:p>
          </table:table-cell>
          <table:table-cell table:style-name="ce8" table:formula="of:=(1/[.$E$2])*(EXP(([.$E$2]+[.A90])/[.$E$3]))" office:value-type="float" office:value="552.059684849489" calcext:value-type="float">
            <text:p>552</text:p>
          </table:table-cell>
          <table:table-cell table:number-columns-repeated="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250" calcext:value-type="float">
            <text:p>250</text:p>
          </table:table-cell>
          <table:table-cell/>
          <table:table-cell table:formula="of:=(1/[.$E$8])*(EXP(([.$E$8]+[.A91])/[.$E$9]))" office:value-type="float" office:value="568.467325945597" calcext:value-type="float">
            <text:p>568</text:p>
          </table:table-cell>
          <table:table-cell table:formula="of:=(1/[.$E$5])*(EXP(([.$E$5]+[.A91])/[.$E$6]))" office:value-type="float" office:value="928.849228319485" calcext:value-type="float">
            <text:p>929</text:p>
          </table:table-cell>
          <table:table-cell table:style-name="ce8" table:formula="of:=(1/[.$E$2])*(EXP(([.$E$2]+[.A91])/[.$E$3]))" office:value-type="float" office:value="577.149083222711" calcext:value-type="float">
            <text:p>577</text:p>
          </table:table-cell>
          <table:table-cell table:number-columns-repeated="2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343" calcext:value-type="float">
            <text:p>343</text:p>
          </table:table-cell>
          <table:table-cell/>
          <table:table-cell table:formula="of:=(1/[.$E$8])*(EXP(([.$E$8]+[.A92])/[.$E$9]))" office:value-type="float" office:value="594.539339714443" calcext:value-type="float">
            <text:p>595</text:p>
          </table:table-cell>
          <table:table-cell table:formula="of:=(1/[.$E$5])*(EXP(([.$E$5]+[.A92])/[.$E$6]))" office:value-type="float" office:value="971.255231658772" calcext:value-type="float">
            <text:p>971</text:p>
          </table:table-cell>
          <table:table-cell table:style-name="ce8" table:formula="of:=(1/[.$E$2])*(EXP(([.$E$2]+[.A92])/[.$E$3]))" office:value-type="float" office:value="603.37871684224" calcext:value-type="float">
            <text:p>603</text:p>
          </table:table-cell>
          <table:table-cell table:number-columns-repeated="2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405" calcext:value-type="float">
            <text:p>405</text:p>
          </table:table-cell>
          <table:table-cell/>
          <table:table-cell table:formula="of:=(1/[.$E$8])*(EXP(([.$E$8]+[.A93])/[.$E$9]))" office:value-type="float" office:value="621.807112449437" calcext:value-type="float">
            <text:p>622</text:p>
          </table:table-cell>
          <table:table-cell table:formula="of:=(1/[.$E$5])*(EXP(([.$E$5]+[.A93])/[.$E$6]))" office:value-type="float" office:value="1015.59725331447" calcext:value-type="float">
            <text:p>1016</text:p>
          </table:table-cell>
          <table:table-cell table:style-name="ce8" table:formula="of:=(1/[.$E$2])*(EXP(([.$E$2]+[.A93])/[.$E$3]))" office:value-type="float" office:value="630.800405859262" calcext:value-type="float">
            <text:p>631</text:p>
          </table:table-cell>
          <table:table-cell table:number-columns-repeated="2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474" calcext:value-type="float">
            <text:p>474</text:p>
          </table:table-cell>
          <table:table-cell/>
          <table:table-cell table:formula="of:=(1/[.$E$8])*(EXP(([.$E$8]+[.A94])/[.$E$9]))" office:value-type="float" office:value="650.325486078705" calcext:value-type="float">
            <text:p>650</text:p>
          </table:table-cell>
          <table:table-cell table:formula="of:=(1/[.$E$5])*(EXP(([.$E$5]+[.A94])/[.$E$6]))" office:value-type="float" office:value="1061.96368093518" calcext:value-type="float">
            <text:p>1062</text:p>
          </table:table-cell>
          <table:table-cell table:style-name="ce8" table:formula="of:=(1/[.$E$2])*(EXP(([.$E$2]+[.A94])/[.$E$3]))" office:value-type="float" office:value="659.468325489923" calcext:value-type="float">
            <text:p>659</text:p>
          </table:table-cell>
          <table:table-cell table:number-columns-repeated="2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555" calcext:value-type="float">
            <text:p>555</text:p>
          </table:table-cell>
          <table:table-cell/>
          <table:table-cell table:formula="of:=(1/[.$E$8])*(EXP(([.$E$8]+[.A95])/[.$E$9]))" office:value-type="float" office:value="680.151817783999" calcext:value-type="float">
            <text:p>680</text:p>
          </table:table-cell>
          <table:table-cell table:formula="of:=(1/[.$E$5])*(EXP(([.$E$5]+[.A95])/[.$E$6]))" office:value-type="float" office:value="1110.44693744971" calcext:value-type="float">
            <text:p>1110</text:p>
          </table:table-cell>
          <table:table-cell table:style-name="ce8" table:formula="of:=(1/[.$E$2])*(EXP(([.$E$2]+[.A95])/[.$E$3]))" office:value-type="float" office:value="689.43911304571" calcext:value-type="float">
            <text:p>689</text:p>
          </table:table-cell>
          <table:table-cell table:number-columns-repeated="2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float" office:value="652" calcext:value-type="float">
            <text:p>652</text:p>
          </table:table-cell>
          <table:table-cell/>
          <table:table-cell table:formula="of:=(1/[.$E$8])*(EXP(([.$E$8]+[.A96])/[.$E$9]))" office:value-type="float" office:value="711.346095359534" calcext:value-type="float">
            <text:p>711</text:p>
          </table:table-cell>
          <table:table-cell table:formula="of:=(1/[.$E$5])*(EXP(([.$E$5]+[.A96])/[.$E$6]))" office:value-type="float" office:value="1161.14366529518" calcext:value-type="float">
            <text:p>1161</text:p>
          </table:table-cell>
          <table:table-cell table:style-name="ce8" table:formula="of:=(1/[.$E$2])*(EXP(([.$E$2]+[.A96])/[.$E$3]))" office:value-type="float" office:value="720.771979828041" calcext:value-type="float">
            <text:p>721</text:p>
          </table:table-cell>
          <table:table-cell table:number-columns-repeated="2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1254" calcext:value-type="float">
            <text:p>1254</text:p>
          </table:table-cell>
          <table:table-cell table:style-name="ce2" office:value-type="float" office:value="767" calcext:value-type="float">
            <text:p>767</text:p>
          </table:table-cell>
          <table:table-cell/>
          <table:table-cell table:formula="of:=(1/[.$E$8])*(EXP(([.$E$8]+[.A97])/[.$E$9]))" office:value-type="float" office:value="743.971057861605" calcext:value-type="float">
            <text:p>744</text:p>
          </table:table-cell>
          <table:table-cell table:formula="of:=(1/[.$E$5])*(EXP(([.$E$5]+[.A97])/[.$E$6]))" office:value-type="float" office:value="1214.15491905591" calcext:value-type="float">
            <text:p>1214</text:p>
          </table:table-cell>
          <table:table-cell table:style-name="ce8" table:formula="of:=(1/[.$E$2])*(EXP(([.$E$2]+[.A97])/[.$E$3]))" office:value-type="float" office:value="753.528828108117" calcext:value-type="float">
            <text:p>754</text:p>
          </table:table-cell>
          <table:table-cell table:number-columns-repeated="2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797" calcext:value-type="float">
            <text:p>797</text:p>
          </table:table-cell>
          <table:table-cell/>
          <table:table-cell table:formula="of:=(1/[.$E$8])*(EXP(([.$E$8]+[.A98])/[.$E$9]))" office:value-type="float" office:value="778.092321791638" calcext:value-type="float">
            <text:p>778</text:p>
          </table:table-cell>
          <table:table-cell table:formula="of:=(1/[.$E$5])*(EXP(([.$E$5]+[.A98])/[.$E$6]))" office:value-type="float" office:value="1269.58636689707" calcext:value-type="float">
            <text:p>1270</text:p>
          </table:table-cell>
          <table:table-cell table:style-name="ce8" table:formula="of:=(1/[.$E$2])*(EXP(([.$E$2]+[.A98])/[.$E$3]))" office:value-type="float" office:value="787.774373423142" calcext:value-type="float">
            <text:p>788</text:p>
          </table:table-cell>
          <table:table-cell table:number-columns-repeated="2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355" calcext:value-type="float">
            <text:p>1355</text:p>
          </table:table-cell>
          <table:table-cell table:style-name="ce2" office:value-type="float" office:value="828" calcext:value-type="float">
            <text:p>828</text:p>
          </table:table-cell>
          <table:table-cell/>
          <table:table-cell table:formula="of:=(1/[.$E$8])*(EXP(([.$E$8]+[.A99])/[.$E$9]))" office:value-type="float" office:value="813.778513066465" calcext:value-type="float">
            <text:p>814</text:p>
          </table:table-cell>
          <table:table-cell table:formula="of:=(1/[.$E$5])*(EXP(([.$E$5]+[.A99])/[.$E$6]))" office:value-type="float" office:value="1327.54850119475" calcext:value-type="float">
            <text:p>1328</text:p>
          </table:table-cell>
          <table:table-cell table:style-name="ce8" table:formula="of:=(1/[.$E$2])*(EXP(([.$E$2]+[.A99])/[.$E$3]))" office:value-type="float" office:value="823.576272430524" calcext:value-type="float">
            <text:p>824</text:p>
          </table:table-cell>
          <table:table-cell table:number-columns-repeated="2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float" office:value="1405" calcext:value-type="float">
            <text:p>1405</text:p>
          </table:table-cell>
          <table:table-cell table:style-name="ce2" office:value-type="float" office:value="859" calcext:value-type="float">
            <text:p>859</text:p>
          </table:table-cell>
          <table:table-cell/>
          <table:table-cell table:formula="of:=(1/[.$E$8])*(EXP(([.$E$8]+[.A100])/[.$E$9]))" office:value-type="float" office:value="851.101405041243" calcext:value-type="float">
            <text:p>851</text:p>
          </table:table-cell>
          <table:table-cell table:formula="of:=(1/[.$E$5])*(EXP(([.$E$5]+[.A100])/[.$E$6]))" office:value-type="float" office:value="1388.15685878211" calcext:value-type="float">
            <text:p>1388</text:p>
          </table:table-cell>
          <table:table-cell table:style-name="ce8" table:formula="of:=(1/[.$E$2])*(EXP(([.$E$2]+[.A100])/[.$E$3]))" office:value-type="float" office:value="861.005256572657" calcext:value-type="float">
            <text:p>861</text:p>
          </table:table-cell>
          <table:table-cell table:number-columns-repeated="2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float" office:value="1455" calcext:value-type="float">
            <text:p>1455</text:p>
          </table:table-cell>
          <table:table-cell table:style-name="ce2" office:value-type="float" office:value="890" calcext:value-type="float">
            <text:p>890</text:p>
          </table:table-cell>
          <table:table-cell/>
          <table:table-cell table:formula="of:=(1/[.$E$8])*(EXP(([.$E$8]+[.A101])/[.$E$9]))" office:value-type="float" office:value="890.136062862619" calcext:value-type="float">
            <text:p>890</text:p>
          </table:table-cell>
          <table:table-cell table:formula="of:=(1/[.$E$5])*(EXP(([.$E$5]+[.A101])/[.$E$6]))" office:value-type="float" office:value="1451.53225125078" calcext:value-type="float">
            <text:p>1452</text:p>
          </table:table-cell>
          <table:table-cell table:style-name="ce8" table:formula="of:=(1/[.$E$2])*(EXP(([.$E$2]+[.A101])/[.$E$3]))" office:value-type="float" office:value="900.135271816352" calcext:value-type="float">
            <text:p>900</text:p>
          </table:table-cell>
          <table:table-cell table:number-columns-repeated="2"/>
        </table:table-row>
        <table:table-row table:style-name="ro3" table:number-rows-repeated="1048474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17:37:46.113000000</meta:creation-date>
    <dc:date>2020-11-25T19:04:09.214000000</dc:date>
    <meta:editing-duration>PT5M23S</meta:editing-duration>
    <meta:editing-cycles>1</meta:editing-cycles>
    <meta:document-statistic meta:table-count="1" meta:cell-count="723" meta:object-count="1"/>
    <meta:generator>LibreOffice/7.0.1.2$Windows_X86_64 LibreOffice_project/7cbcfc562f6eb6708b5ff7d7397325de9e76445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158cm" svg:height="20.612cm" xlink:href=".." xlink:type="simple" chart:class="chart:line" chart:style-name="ch1">
        <chart:legend chart:legend-position="end" svg:x="34.518cm" svg:y="8.513cm" style:legend-expansion="high" chart:style-name="ch2"/>
        <chart:plot-area chart:style-name="ch3" table:cell-range-address="Sheet1.A1:Sheet1.D101 Sheet1.F1:Sheet1.H101" chart:data-source-has-labels="row" svg:x="0.743cm" svg:y="0.412cm" svg:width="33.032cm" svg:height="19.788cm">
          <chart:coordinate-region svg:x="1.735cm" svg:y="0.611cm" svg:width="32.04cm" svg:height="18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1" chart:label-cell-address="Sheet1.A1:Sheet1.A1" chart:class="chart:line">
            <chart:data-point chart:repeated="100"/>
          </chart:series>
          <chart:series chart:style-name="ch7" chart:values-cell-range-address="Sheet1.B2:Sheet1.B101" chart:label-cell-address="Sheet1.B1:Sheet1.B1" chart:class="chart:line">
            <chart:data-point chart:repeated="100"/>
          </chart:series>
          <chart:series chart:style-name="ch8" chart:values-cell-range-address="Sheet1.C2:Sheet1.C101" chart:label-cell-address="Sheet1.C1:Sheet1.C1" chart:class="chart:line">
            <chart:data-point chart:repeated="100"/>
          </chart:series>
          <chart:series chart:style-name="ch9" chart:values-cell-range-address="Sheet1.D2:Sheet1.D101" chart:label-cell-address="Sheet1.D1:Sheet1.D1" chart:class="chart:line">
            <chart:data-point chart:repeated="100"/>
          </chart:series>
          <chart:series chart:style-name="ch10" chart:values-cell-range-address="Sheet1.F2:Sheet1.F101" chart:label-cell-address="Sheet1.F1:Sheet1.F1" chart:class="chart:line">
            <chart:data-point chart:repeated="100"/>
          </chart:series>
          <chart:series chart:style-name="ch11" chart:values-cell-range-address="Sheet1.G2:Sheet1.G101" chart:label-cell-address="Sheet1.G1:Sheet1.G1" chart:class="chart:line">
            <chart:data-point chart:repeated="100"/>
          </chart:series>
          <chart:series chart:style-name="ch12" chart:values-cell-range-address="Sheet1.H2:Sheet1.H101" chart:label-cell-address="Sheet1.H1:Sheet1.H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</text:p>
                <draw:g>
                  <svg:desc>Sheet1.A1:Sheet1.A1</svg:desc>
                </draw:g>
              </table:table-cell>
              <table:table-cell office:value-type="string">
                <text:p>Agility</text:p>
                <draw:g>
                  <svg:desc>Sheet1.B1:Sheet1.B1</svg:desc>
                </draw:g>
              </table:table-cell>
              <table:table-cell office:value-type="string">
                <text:p>Strength</text:p>
                <draw:g>
                  <svg:desc>Sheet1.C1:Sheet1.C1</svg:desc>
                </draw:g>
              </table:table-cell>
              <table:table-cell office:value-type="string">
                <text:p>Stamina</text:p>
                <draw:g>
                  <svg:desc>Sheet1.D1:Sheet1.D1</svg:desc>
                </draw:g>
              </table:table-cell>
              <table:table-cell office:value-type="string">
                <text:p>AGI2</text:p>
                <draw:g>
                  <svg:desc>Sheet1.F1:Sheet1.F1</svg:desc>
                </draw:g>
              </table:table-cell>
              <table:table-cell office:value-type="string">
                <text:p>STR2</text:p>
                <draw:g>
                  <svg:desc>Sheet1.G1:Sheet1.G1</svg:desc>
                </draw:g>
              </table:table-cell>
              <table:table-cell office:value-type="string">
                <text:p>STAM2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1</svg:desc>
                </draw:g>
              </table:table-cell>
              <table:table-cell office:value-type="float" office:value="10">
                <text:p>10</text:p>
                <draw:g>
                  <svg:desc>Sheet1.B2:Sheet1.B101</svg:desc>
                </draw:g>
              </table:table-cell>
              <table:table-cell office:value-type="float" office:value="17">
                <text:p>17</text:p>
                <draw:g>
                  <svg:desc>Sheet1.C2:Sheet1.C101</svg:desc>
                </draw:g>
              </table:table-cell>
              <table:table-cell office:value-type="float" office:value="11">
                <text:p>11</text:p>
                <draw:g>
                  <svg:desc>Sheet1.D2:Sheet1.D101</svg:desc>
                </draw:g>
              </table:table-cell>
              <table:table-cell office:value-type="float" office:value="10.5056420112325">
                <text:p>10.5056420112325</text:p>
                <draw:g>
                  <svg:desc>Sheet1.F2:Sheet1.F101</svg:desc>
                </draw:g>
              </table:table-cell>
              <table:table-cell office:value-type="float" office:value="17.4743159931596">
                <text:p>17.4743159931596</text:p>
                <draw:g>
                  <svg:desc>Sheet1.G2:Sheet1.G101</svg:desc>
                </draw:g>
              </table:table-cell>
              <table:table-cell office:value-type="float" office:value="11.0512666908303">
                <text:p>11.0512666908303</text:p>
                <draw:g>
                  <svg:desc>Sheet1.H2:Sheet1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0.9874696038946">
                <text:p>10.9874696038946</text:p>
              </table:table-cell>
              <table:table-cell office:value-type="float" office:value="18.2720944482253">
                <text:p>18.2720944482253</text:p>
              </table:table-cell>
              <table:table-cell office:value-type="float" office:value="11.5535124445852">
                <text:p>11.5535124445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1.491395591762">
                <text:p>11.491395591762</text:p>
              </table:table-cell>
              <table:table-cell office:value-type="float" office:value="19.1062949562982">
                <text:p>19.1062949562982</text:p>
              </table:table-cell>
              <table:table-cell office:value-type="float" office:value="12.0785837082317">
                <text:p>12.0785837082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2.0184334889592">
                <text:p>12.0184334889592</text:p>
              </table:table-cell>
              <table:table-cell office:value-type="float" office:value="19.9785803423603">
                <text:p>19.9785803423603</text:p>
              </table:table-cell>
              <table:table-cell office:value-type="float" office:value="12.6275178303144">
                <text:p>12.6275178303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2.5696432931161">
                <text:p>12.5696432931161</text:p>
              </table:table-cell>
              <table:table-cell office:value-type="float" office:value="20.8906893465796">
                <text:p>20.8906893465796</text:p>
              </table:table-cell>
              <table:table-cell office:value-type="float" office:value="13.2013993036484">
                <text:p>13.2013993036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3.1461336172741">
                <text:p>13.1461336172741</text:p>
              </table:table-cell>
              <table:table-cell office:value-type="float" office:value="21.8444400901678">
                <text:p>21.8444400901678</text:p>
              </table:table-cell>
              <table:table-cell office:value-type="float" office:value="13.8013619078793">
                <text:p>13.8013619078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3.7490639195681">
                <text:p>13.7490639195681</text:p>
              </table:table-cell>
              <table:table-cell office:value-type="float" office:value="22.8417336994702">
                <text:p>22.8417336994702</text:p>
              </table:table-cell>
              <table:table-cell office:value-type="float" office:value="14.4285909494171">
                <text:p>14.4285909494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4.3796468351709">
                <text:p>14.3796468351709</text:p>
              </table:table-cell>
              <table:table-cell office:value-type="float" office:value="23.8845580955106">
                <text:p>23.8845580955106</text:p>
              </table:table-cell>
              <table:table-cell office:value-type="float" office:value="15.0843256031673">
                <text:p>15.0843256031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5.0391506151886">
                <text:p>15.0391506151886</text:p>
              </table:table-cell>
              <table:table-cell office:value-type="float" office:value="24.9749919565454">
                <text:p>24.9749919565454</text:p>
              </table:table-cell>
              <table:table-cell office:value-type="float" office:value="15.7698613606867">
                <text:p>15.76986136068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15.7289016774132">
                <text:p>15.7289016774132</text:p>
              </table:table-cell>
              <table:table-cell office:value-type="float" office:value="26.1152088615259">
                <text:p>26.1152088615259</text:p>
              </table:table-cell>
              <table:table-cell office:value-type="float" office:value="16.4865525896009">
                <text:p>16.4865525896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16.4502872740615">
                <text:p>16.4502872740615</text:p>
              </table:table-cell>
              <table:table-cell office:value-type="float" office:value="27.307481622727">
                <text:p>27.307481622727</text:p>
              </table:table-cell>
              <table:table-cell office:value-type="float" office:value="17.235815209338">
                <text:p>17.235815209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17.2047582818672">
                <text:p>17.2047582818672</text:p>
              </table:table-cell>
              <table:table-cell office:value-type="float" office:value="28.5541868161802">
                <text:p>28.5541868161802</text:p>
              </table:table-cell>
              <table:table-cell office:value-type="float" office:value="18.0191294884675">
                <text:p>18.0191294884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17.9938321201363">
                <text:p>17.9938321201363</text:p>
              </table:table-cell>
              <table:table-cell office:value-type="float" office:value="29.8578095189393">
                <text:p>29.8578095189393</text:p>
              </table:table-cell>
              <table:table-cell office:value-type="float" office:value="18.8380429691685">
                <text:p>18.83804296916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18.8190958026357">
                <text:p>18.8190958026357</text:p>
              </table:table-cell>
              <table:table-cell office:value-type="float" office:value="31.220948262624">
                <text:p>31.220948262624</text:p>
              </table:table-cell>
              <table:table-cell office:value-type="float" office:value="19.6941735246069">
                <text:p>19.6941735246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19.6822091294525">
                <text:p>19.6822091294525</text:p>
              </table:table-cell>
              <table:table-cell office:value-type="float" office:value="32.6463202131137">
                <text:p>32.6463202131137</text:p>
              </table:table-cell>
              <table:table-cell office:value-type="float" office:value="20.5892125552598">
                <text:p>20.58921255525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27">
                <text:p>27</text:p>
              </table:table-cell>
              <table:table-cell office:value-type="float" office:value="20.5849080252435">
                <text:p>20.5849080252435</text:p>
              </table:table-cell>
              <table:table-cell office:value-type="float" office:value="34.1367665867167">
                <text:p>34.1367665867167</text:p>
              </table:table-cell>
              <table:table-cell office:value-type="float" office:value="21.5249283305037">
                <text:p>21.5249283305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  <table:table-cell office:value-type="float" office:value="21.52900803059">
                <text:p>21.52900803059</text:p>
              </table:table-cell>
              <table:table-cell office:value-type="float" office:value="35.6952583136117">
                <text:p>35.6952583136117</text:p>
              </table:table-cell>
              <table:table-cell office:value-type="float" office:value="22.5031694820675">
                <text:p>22.5031694820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22.5164079534782">
                <text:p>22.5164079534782</text:p>
              </table:table-cell>
              <table:table-cell office:value-type="float" office:value="37.3249019598495">
                <text:p>37.3249019598495</text:p>
              </table:table-cell>
              <table:table-cell office:value-type="float" office:value="23.5258686562512">
                <text:p>23.5258686562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23.5490936882502">
                <text:p>23.5490936882502</text:p>
              </table:table-cell>
              <table:table-cell office:value-type="float" office:value="39.0289459197197">
                <text:p>39.0289459197197</text:p>
              </table:table-cell>
              <table:table-cell office:value-type="float" office:value="24.5950463321282">
                <text:p>24.5950463321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24.6291422097067">
                <text:p>24.6291422097067</text:p>
              </table:table-cell>
              <table:table-cell office:value-type="float" office:value="40.8107868908264">
                <text:p>40.8107868908264</text:p>
              </table:table-cell>
              <table:table-cell office:value-type="float" office:value="25.7128148132715">
                <text:p>25.7128148132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5.7587257503933">
                <text:p>25.7587257503933</text:p>
              </table:table-cell>
              <table:table-cell office:value-type="float" office:value="42.6739766447786">
                <text:p>42.6739766447786</text:p>
              </table:table-cell>
              <table:table-cell office:value-type="float" office:value="26.8813824008919">
                <text:p>26.8813824008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63">
                <text:p>63</text:p>
              </table:table-cell>
              <table:table-cell office:value-type="float" office:value="39">
                <text:p>39</text:p>
              </table:table-cell>
              <table:table-cell office:value-type="float" office:value="26.9401161694733">
                <text:p>26.9401161694733</text:p>
              </table:table-cell>
              <table:table-cell office:value-type="float" office:value="44.6222291069928">
                <text:p>44.6222291069928</text:p>
              </table:table-cell>
              <table:table-cell office:value-type="float" office:value="28.1030577566331">
                <text:p>28.1030577566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28.1756895219724">
                <text:p>28.1756895219724</text:p>
              </table:table-cell>
              <table:table-cell office:value-type="float" office:value="46.6594277597183">
                <text:p>46.6594277597183</text:p>
              </table:table-cell>
              <table:table-cell office:value-type="float" office:value="29.3802544636415">
                <text:p>29.3802544636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43">
                <text:p>43</text:p>
              </table:table-cell>
              <table:table-cell office:value-type="float" office:value="29.4679308375865">
                <text:p>29.4679308375865</text:p>
              </table:table-cell>
              <table:table-cell office:value-type="float" office:value="48.7896333830439">
                <text:p>48.7896333830439</text:p>
              </table:table-cell>
              <table:table-cell office:value-type="float" office:value="30.7154957949223">
                <text:p>30.71549579492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73">
                <text:p>73</text:p>
              </table:table-cell>
              <table:table-cell office:value-type="float" office:value="45">
                <text:p>45</text:p>
              </table:table-cell>
              <table:table-cell office:value-type="float" office:value="30.819439118663">
                <text:p>30.819439118663</text:p>
              </table:table-cell>
              <table:table-cell office:value-type="float" office:value="51.0170921493145">
                <text:p>51.0170921493145</text:p>
              </table:table-cell>
              <table:table-cell office:value-type="float" office:value="32.1114196984038">
                <text:p>32.1114196984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  <table:table-cell office:value-type="float" office:value="76">
                <text:p>76</text:p>
              </table:table-cell>
              <table:table-cell office:value-type="float" office:value="47">
                <text:p>47</text:p>
              </table:table-cell>
              <table:table-cell office:value-type="float" office:value="32.2329325674083">
                <text:p>32.2329325674083</text:p>
              </table:table-cell>
              <table:table-cell office:value-type="float" office:value="53.3462440870932">
                <text:p>53.3462440870932</text:p>
              </table:table-cell>
              <table:table-cell office:value-type="float" office:value="33.5707840085555">
                <text:p>33.57078400855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  <table:table-cell office:value-type="float" office:value="48">
                <text:p>48</text:p>
              </table:table-cell>
              <table:table-cell office:value-type="float" office:value="33.7112540528337">
                <text:p>33.7112540528337</text:p>
              </table:table-cell>
              <table:table-cell office:value-type="float" office:value="55.7817319315397">
                <text:p>55.7817319315397</text:p>
              </table:table-cell>
              <table:table-cell office:value-type="float" office:value="35.0964718948602">
                <text:p>35.09647189486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83">
                <text:p>83</text:p>
              </table:table-cell>
              <table:table-cell office:value-type="float" office:value="51">
                <text:p>51</text:p>
              </table:table-cell>
              <table:table-cell office:value-type="float" office:value="35.2573768284366">
                <text:p>35.2573768284366</text:p>
              </table:table-cell>
              <table:table-cell office:value-type="float" office:value="58.3284103788479">
                <text:p>58.3284103788479</text:p>
              </table:table-cell>
              <table:table-cell office:value-type="float" office:value="36.6914975579002">
                <text:p>36.6914975579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86">
                <text:p>86</text:p>
              </table:table-cell>
              <table:table-cell office:value-type="float" office:value="53">
                <text:p>53</text:p>
              </table:table-cell>
              <table:table-cell office:value-type="float" office:value="36.8744105121145">
                <text:p>36.8744105121145</text:p>
              </table:table-cell>
              <table:table-cell office:value-type="float" office:value="60.9913557631875">
                <text:p>60.9913557631875</text:p>
              </table:table-cell>
              <table:table-cell office:value-type="float" office:value="38.3590121843147">
                <text:p>38.3590121843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4">
                <text:p>54</text:p>
              </table:table-cell>
              <table:table-cell office:value-type="float" office:value="88">
                <text:p>88</text:p>
              </table:table-cell>
              <table:table-cell office:value-type="float" office:value="54">
                <text:p>54</text:p>
              </table:table-cell>
              <table:table-cell office:value-type="float" office:value="38.5656073403415">
                <text:p>38.5656073403415</text:p>
              </table:table-cell>
              <table:table-cell office:value-type="float" office:value="63.7758761754408">
                <text:p>63.7758761754408</text:p>
              </table:table-cell>
              <table:table-cell office:value-type="float" office:value="40.1023101723899">
                <text:p>40.10231017238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6">
                <text:p>56</text:p>
              </table:table-cell>
              <table:table-cell office:value-type="float" office:value="91">
                <text:p>91</text:p>
              </table:table-cell>
              <table:table-cell office:value-type="float" office:value="56">
                <text:p>56</text:p>
              </table:table-cell>
              <table:table-cell office:value-type="float" office:value="40.3343687091831">
                <text:p>40.3343687091831</text:p>
              </table:table-cell>
              <table:table-cell office:value-type="float" office:value="66.687522043904">
                <text:p>66.687522043904</text:p>
              </table:table-cell>
              <table:table-cell office:value-type="float" office:value="41.9248356405843">
                <text:p>41.92483564058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94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42.1842520153066">
                <text:p>42.1842520153066</text:p>
              </table:table-cell>
              <table:table-cell office:value-type="float" office:value="69.7320971980429">
                <text:p>69.7320971980429</text:p>
              </table:table-cell>
              <table:table-cell office:value-type="float" office:value="43.8301892318455">
                <text:p>43.8301892318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97">
                <text:p>97</text:p>
              </table:table-cell>
              <table:table-cell office:value-type="float" office:value="59">
                <text:p>59</text:p>
              </table:table-cell>
              <table:table-cell office:value-type="float" office:value="44.1189778107462">
                <text:p>44.1189778107462</text:p>
              </table:table-cell>
              <table:table-cell office:value-type="float" office:value="72.9156704373572">
                <text:p>72.9156704373572</text:p>
              </table:table-cell>
              <table:table-cell office:value-type="float" office:value="45.8221352271617">
                <text:p>45.82213522716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  <table:table-cell office:value-type="float" office:value="102">
                <text:p>102</text:p>
              </table:table-cell>
              <table:table-cell office:value-type="float" office:value="63">
                <text:p>63</text:p>
              </table:table-cell>
              <table:table-cell office:value-type="float" office:value="46.1424372858106">
                <text:p>46.1424372858106</text:p>
              </table:table-cell>
              <table:table-cell office:value-type="float" office:value="76.2445876284144">
                <text:p>76.2445876284144</text:p>
              </table:table-cell>
              <table:table-cell office:value-type="float" office:value="47.9046089824031">
                <text:p>47.90460898240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105">
                <text:p>105</text:p>
              </table:table-cell>
              <table:table-cell office:value-type="float" office:value="64">
                <text:p>64</text:p>
              </table:table-cell>
              <table:table-cell office:value-type="float" office:value="48.2587000951859">
                <text:p>48.2587000951859</text:p>
              </table:table-cell>
              <table:table-cell office:value-type="float" office:value="79.7254843541648">
                <text:p>79.7254843541648</text:p>
              </table:table-cell>
              <table:table-cell office:value-type="float" office:value="50.0817247031438">
                <text:p>50.0817247031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  <table:table-cell office:value-type="float" office:value="108">
                <text:p>108</text:p>
              </table:table-cell>
              <table:table-cell office:value-type="float" office:value="66">
                <text:p>66</text:p>
              </table:table-cell>
              <table:table-cell office:value-type="float" office:value="50.4720225429718">
                <text:p>50.4720225429718</text:p>
              </table:table-cell>
              <table:table-cell office:value-type="float" office:value="83.3652991407537">
                <text:p>83.3652991407537</text:p>
              </table:table-cell>
              <table:table-cell office:value-type="float" office:value="52.3577835728252">
                <text:p>52.35778357282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111">
                <text:p>111</text:p>
              </table:table-cell>
              <table:table-cell office:value-type="float" office:value="68">
                <text:p>68</text:p>
              </table:table-cell>
              <table:table-cell office:value-type="float" office:value="52.786856143114">
                <text:p>52.786856143114</text:p>
              </table:table-cell>
              <table:table-cell office:value-type="float" office:value="87.1712872881945">
                <text:p>87.1712872881945</text:p>
              </table:table-cell>
              <table:table-cell office:value-type="float" office:value="54.73728225032">
                <text:p>54.737282250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114">
                <text:p>114</text:p>
              </table:table-cell>
              <table:table-cell office:value-type="float" office:value="70">
                <text:p>70</text:p>
              </table:table-cell>
              <table:table-cell office:value-type="float" office:value="55.2078565724491">
                <text:p>55.2078565724491</text:p>
              </table:table-cell>
              <table:table-cell office:value-type="float" office:value="91.151035332472">
                <text:p>91.151035332472</text:p>
              </table:table-cell>
              <table:table-cell office:value-type="float" office:value="57.224921753683">
                <text:p>57.2249217536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1">
                <text:p>71</text:p>
              </table:table-cell>
              <table:table-cell office:value-type="float" office:value="116">
                <text:p>116</text:p>
              </table:table-cell>
              <table:table-cell office:value-type="float" office:value="71">
                <text:p>71</text:p>
              </table:table-cell>
              <table:table-cell office:value-type="float" office:value="57.7398930343707">
                <text:p>57.7398930343707</text:p>
              </table:table-cell>
              <table:table-cell office:value-type="float" office:value="95.312476167904">
                <text:p>95.312476167904</text:p>
              </table:table-cell>
              <table:table-cell office:value-type="float" office:value="59.825616747642">
                <text:p>59.8256167476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121">
                <text:p>121</text:p>
              </table:table-cell>
              <table:table-cell office:value-type="float" office:value="74">
                <text:p>74</text:p>
              </table:table-cell>
              <table:table-cell office:value-type="float" office:value="60.388058051946">
                <text:p>60.388058051946</text:p>
              </table:table-cell>
              <table:table-cell office:value-type="float" office:value="99.6639048599044">
                <text:p>99.6639048599044</text:p>
              </table:table-cell>
              <table:table-cell office:value-type="float" office:value="62.5445052531747">
                <text:p>62.54450525317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123">
                <text:p>123</text:p>
              </table:table-cell>
              <table:table-cell office:value-type="float" office:value="76">
                <text:p>76</text:p>
              </table:table-cell>
              <table:table-cell office:value-type="float" office:value="63.1576777101826">
                <text:p>63.1576777101826</text:p>
              </table:table-cell>
              <table:table-cell office:value-type="float" office:value="104.213995179667">
                <text:p>104.213995179667</text:p>
              </table:table-cell>
              <table:table-cell office:value-type="float" office:value="65.3869587983576">
                <text:p>65.3869587983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7">
                <text:p>77</text:p>
              </table:table-cell>
              <table:table-cell office:value-type="float" office:value="126">
                <text:p>126</text:p>
              </table:table-cell>
              <table:table-cell office:value-type="float" office:value="77">
                <text:p>77</text:p>
              </table:table-cell>
              <table:table-cell office:value-type="float" office:value="66.0543223680424">
                <text:p>66.0543223680424</text:p>
              </table:table-cell>
              <table:table-cell office:value-type="float" office:value="108.97181689373">
                <text:p>108.97181689373</text:p>
              </table:table-cell>
              <table:table-cell office:value-type="float" office:value="68.3585930305379">
                <text:p>68.35859303053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9">
                <text:p>79</text:p>
              </table:table-cell>
              <table:table-cell office:value-type="float" office:value="129">
                <text:p>129</text:p>
              </table:table-cell>
              <table:table-cell office:value-type="float" office:value="79">
                <text:p>79</text:p>
              </table:table-cell>
              <table:table-cell office:value-type="float" office:value="69.0838178617485">
                <text:p>69.0838178617485</text:p>
              </table:table-cell>
              <table:table-cell office:value-type="float" office:value="113.946853842885">
                <text:p>113.946853842885</text:p>
              </table:table-cell>
              <table:table-cell office:value-type="float" office:value="71.4652788107968">
                <text:p>71.46527881079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81">
                <text:p>81</text:p>
              </table:table-cell>
              <table:table-cell office:value-type="float" office:value="72.2522572219171">
                <text:p>72.2522572219171</text:p>
              </table:table-cell>
              <table:table-cell office:value-type="float" office:value="119.149022846465">
                <text:p>119.149022846465</text:p>
              </table:table-cell>
              <table:table-cell office:value-type="float" office:value="74.7131538126208">
                <text:p>74.7131538126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3">
                <text:p>83</text:p>
              </table:table-cell>
              <table:table-cell office:value-type="float" office:value="136">
                <text:p>136</text:p>
              </table:table-cell>
              <table:table-cell office:value-type="float" office:value="83">
                <text:p>83</text:p>
              </table:table-cell>
              <table:table-cell office:value-type="float" office:value="75.566012928081">
                <text:p>75.566012928081</text:p>
              </table:table-cell>
              <table:table-cell office:value-type="float" office:value="124.588693469696">
                <text:p>124.588693469696</text:p>
              </table:table-cell>
              <table:table-cell office:value-type="float" office:value="78.108634647697">
                <text:p>78.1086346476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6">
                <text:p>86</text:p>
              </table:table-cell>
              <table:table-cell office:value-type="float" office:value="140">
                <text:p>140</text:p>
              </table:table-cell>
              <table:table-cell office:value-type="float" office:value="86">
                <text:p>86</text:p>
              </table:table-cell>
              <table:table-cell office:value-type="float" office:value="79.0317497252495">
                <text:p>79.0317497252495</text:p>
              </table:table-cell>
              <table:table-cell office:value-type="float" office:value="130.276708693514">
                <text:p>130.276708693514</text:p>
              </table:table-cell>
              <table:table-cell office:value-type="float" office:value="81.6584295427884">
                <text:p>81.65842954278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7">
                <text:p>87</text:p>
              </table:table-cell>
              <table:table-cell office:value-type="float" office:value="143">
                <text:p>143</text:p>
              </table:table-cell>
              <table:table-cell office:value-type="float" office:value="88">
                <text:p>88</text:p>
              </table:table-cell>
              <table:table-cell office:value-type="float" office:value="82.6564380282845">
                <text:p>82.6564380282845</text:p>
              </table:table-cell>
              <table:table-cell office:value-type="float" office:value="136.224406528053">
                <text:p>136.224406528053</text:p>
              </table:table-cell>
              <table:table-cell office:value-type="float" office:value="85.3695515927335">
                <text:p>85.36955159273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9">
                <text:p>89</text:p>
              </table:table-cell>
              <table:table-cell office:value-type="float" office:value="146">
                <text:p>146</text:p>
              </table:table-cell>
              <table:table-cell office:value-type="float" office:value="89">
                <text:p>89</text:p>
              </table:table-cell>
              <table:table-cell office:value-type="float" office:value="86.4473679410502">
                <text:p>86.4473679410502</text:p>
              </table:table-cell>
              <table:table-cell office:value-type="float" office:value="142.443642612872">
                <text:p>142.443642612872</text:p>
              </table:table-cell>
              <table:table-cell office:value-type="float" office:value="89.2493326157535">
                <text:p>89.24933261575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1">
                <text:p>91</text:p>
              </table:table-cell>
              <table:table-cell office:value-type="float" office:value="148">
                <text:p>148</text:p>
              </table:table-cell>
              <table:table-cell office:value-type="float" office:value="91">
                <text:p>91</text:p>
              </table:table-cell>
              <table:table-cell office:value-type="float" office:value="90.4121639185329">
                <text:p>90.4121639185329</text:p>
              </table:table-cell>
              <table:table-cell office:value-type="float" office:value="148.946813848994">
                <text:p>148.946813848994</text:p>
              </table:table-cell>
              <table:table-cell office:value-type="float" office:value="93.3054376384402">
                <text:p>93.30543763844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3">
                <text:p>93</text:p>
              </table:table-cell>
              <table:table-cell office:value-type="float" office:value="151">
                <text:p>151</text:p>
              </table:table-cell>
              <table:table-cell office:value-type="float" office:value="93">
                <text:p>93</text:p>
              </table:table-cell>
              <table:table-cell office:value-type="float" office:value="94.5588001014199">
                <text:p>94.5588001014199</text:p>
              </table:table-cell>
              <table:table-cell office:value-type="float" office:value="155.746883109841">
                <text:p>155.746883109841</text:p>
              </table:table-cell>
              <table:table-cell office:value-type="float" office:value="97.5458800390419">
                <text:p>97.54588003904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4">
                <text:p>94</text:p>
              </table:table-cell>
              <table:table-cell office:value-type="float" office:value="154">
                <text:p>154</text:p>
              </table:table-cell>
              <table:table-cell office:value-type="float" office:value="94">
                <text:p>94</text:p>
              </table:table-cell>
              <table:table-cell office:value-type="float" office:value="98.895616353979">
                <text:p>98.895616353979</text:p>
              </table:table-cell>
              <table:table-cell office:value-type="float" office:value="162.857405080332">
                <text:p>162.857405080332</text:p>
              </table:table-cell>
              <table:table-cell office:value-type="float" office:value="101.979037378965">
                <text:p>101.9790373789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7">
                <text:p>97</text:p>
              </table:table-cell>
              <table:table-cell office:value-type="float" office:value="158">
                <text:p>158</text:p>
              </table:table-cell>
              <table:table-cell office:value-type="float" office:value="97">
                <text:p>97</text:p>
              </table:table-cell>
              <table:table-cell office:value-type="float" office:value="103.431335037494">
                <text:p>103.431335037494</text:p>
              </table:table-cell>
              <table:table-cell office:value-type="float" office:value="170.292553275652">
                <text:p>170.292553275652</text:p>
              </table:table-cell>
              <table:table-cell office:value-type="float" office:value="106.613667953766">
                <text:p>106.6136679537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8">
                <text:p>98</text:p>
              </table:table-cell>
              <table:table-cell office:value-type="float" office:value="161">
                <text:p>161</text:p>
              </table:table-cell>
              <table:table-cell office:value-type="float" office:value="99">
                <text:p>99</text:p>
              </table:table-cell>
              <table:table-cell office:value-type="float" office:value="108.175078552993">
                <text:p>108.175078552993</text:p>
              </table:table-cell>
              <table:table-cell office:value-type="float" office:value="178.067148293542">
                <text:p>178.067148293542</text:p>
              </table:table-cell>
              <table:table-cell office:value-type="float" office:value="111.458928096339">
                <text:p>111.458928096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164">
                <text:p>164</text:p>
              </table:table-cell>
              <table:table-cell office:value-type="float" office:value="100">
                <text:p>100</text:p>
              </table:table-cell>
              <table:table-cell office:value-type="float" office:value="113.13638768855">
                <text:p>113.13638768855</text:p>
              </table:table-cell>
              <table:table-cell office:value-type="float" office:value="186.196687356426">
                <text:p>186.196687356426</text:p>
              </table:table-cell>
              <table:table-cell office:value-type="float" office:value="116.524390266473">
                <text:p>116.5243902664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2">
                <text:p>102</text:p>
              </table:table-cell>
              <table:table-cell office:value-type="float" office:value="167">
                <text:p>167</text:p>
              </table:table-cell>
              <table:table-cell office:value-type="float" office:value="102">
                <text:p>102</text:p>
              </table:table-cell>
              <table:table-cell office:value-type="float" office:value="118.325240808062">
                <text:p>118.325240808062</text:p>
              </table:table-cell>
              <table:table-cell office:value-type="float" office:value="194.697375202274">
                <text:p>194.697375202274</text:p>
              </table:table-cell>
              <table:table-cell office:value-type="float" office:value="121.820061962531">
                <text:p>121.820061962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5">
                <text:p>105</text:p>
              </table:table-cell>
              <table:table-cell office:value-type="float" office:value="171">
                <text:p>171</text:p>
              </table:table-cell>
              <table:table-cell office:value-type="float" office:value="105">
                <text:p>105</text:p>
              </table:table-cell>
              <table:table-cell office:value-type="float" office:value="123.752073920093">
                <text:p>123.752073920093</text:p>
              </table:table-cell>
              <table:table-cell office:value-type="float" office:value="203.586156385756">
                <text:p>203.586156385756</text:p>
              </table:table-cell>
              <table:table-cell office:value-type="float" office:value="127.356405492601">
                <text:p>127.3564054926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6">
                <text:p>106</text:p>
              </table:table-cell>
              <table:table-cell office:value-type="float" office:value="174">
                <text:p>174</text:p>
              </table:table-cell>
              <table:table-cell office:value-type="float" office:value="106">
                <text:p>106</text:p>
              </table:table-cell>
              <table:table-cell office:value-type="float" office:value="129.427801667156">
                <text:p>129.427801667156</text:p>
              </table:table-cell>
              <table:table-cell office:value-type="float" office:value="212.880749054091">
                <text:p>212.880749054091</text:p>
              </table:table-cell>
              <table:table-cell office:value-type="float" office:value="133.144358644182">
                <text:p>133.1443586441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8">
                <text:p>108</text:p>
              </table:table-cell>
              <table:table-cell office:value-type="float" office:value="176">
                <text:p>176</text:p>
              </table:table-cell>
              <table:table-cell office:value-type="float" office:value="108">
                <text:p>108</text:p>
              </table:table-cell>
              <table:table-cell office:value-type="float" office:value="135.363839277628">
                <text:p>135.363839277628</text:p>
              </table:table-cell>
              <table:table-cell office:value-type="float" office:value="222.599680264908">
                <text:p>222.599680264908</text:p>
              </table:table-cell>
              <table:table-cell office:value-type="float" office:value="139.195356293252">
                <text:p>139.1953562932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9">
                <text:p>109</text:p>
              </table:table-cell>
              <table:table-cell office:value-type="float" office:value="179">
                <text:p>179</text:p>
              </table:table-cell>
              <table:table-cell office:value-type="float" office:value="110">
                <text:p>110</text:p>
              </table:table-cell>
              <table:table-cell office:value-type="float" office:value="141.572125524475">
                <text:p>141.572125524475</text:p>
              </table:table-cell>
              <table:table-cell office:value-type="float" office:value="232.762322916522">
                <text:p>232.762322916522</text:p>
              </table:table-cell>
              <table:table-cell office:value-type="float" office:value="145.521352995395">
                <text:p>145.5213529953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  <table:table-cell office:value-type="float" office:value="183">
                <text:p>183</text:p>
              </table:table-cell>
              <table:table-cell office:value-type="float" office:value="112">
                <text:p>112</text:p>
              </table:table-cell>
              <table:table-cell office:value-type="float" office:value="148.065146736941">
                <text:p>148.065146736941</text:p>
              </table:table-cell>
              <table:table-cell office:value-type="float" office:value="243.388934364234">
                <text:p>243.388934364234</text:p>
              </table:table-cell>
              <table:table-cell office:value-type="float" office:value="152.134846603622">
                <text:p>152.1348466036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196">
                <text:p>196</text:p>
              </table:table-cell>
              <table:table-cell office:value-type="float" office:value="120">
                <text:p>120</text:p>
              </table:table-cell>
              <table:table-cell office:value-type="float" office:value="154.855961913504">
                <text:p>154.855961913504</text:p>
              </table:table-cell>
              <table:table-cell office:value-type="float" office:value="254.500696799638">
                <text:p>254.500696799638</text:p>
              </table:table-cell>
              <table:table-cell office:value-type="float" office:value="159.048902959554">
                <text:p>159.0489029595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7">
                <text:p>127</text:p>
              </table:table-cell>
              <table:table-cell office:value-type="float" office:value="208">
                <text:p>208</text:p>
              </table:table-cell>
              <table:table-cell office:value-type="float" office:value="128">
                <text:p>128</text:p>
              </table:table-cell>
              <table:table-cell office:value-type="float" office:value="161.958228986604">
                <text:p>161.958228986604</text:p>
              </table:table-cell>
              <table:table-cell office:value-type="float" office:value="266.119759473418">
                <text:p>266.119759473418</text:p>
              </table:table-cell>
              <table:table-cell office:value-type="float" office:value="166.277181706741">
                <text:p>166.2771817067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5">
                <text:p>135</text:p>
              </table:table-cell>
              <table:table-cell office:value-type="float" office:value="221">
                <text:p>221</text:p>
              </table:table-cell>
              <table:table-cell office:value-type="float" office:value="135">
                <text:p>135</text:p>
              </table:table-cell>
              <table:table-cell office:value-type="float" office:value="169.38623229197">
                <text:p>169.38623229197</text:p>
              </table:table-cell>
              <table:table-cell office:value-type="float" office:value="278.269282845793">
                <text:p>278.269282845793</text:p>
              </table:table-cell>
              <table:table-cell office:value-type="float" office:value="173.833963277114">
                <text:p>173.833963277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7">
                <text:p>137</text:p>
              </table:table-cell>
              <table:table-cell office:value-type="float" office:value="224">
                <text:p>224</text:p>
              </table:table-cell>
              <table:table-cell office:value-type="float" office:value="137">
                <text:p>137</text:p>
              </table:table-cell>
              <table:table-cell office:value-type="float" office:value="177.154911297791">
                <text:p>177.154911297791</text:p>
              </table:table-cell>
              <table:table-cell office:value-type="float" office:value="290.973484752629">
                <text:p>290.973484752629</text:p>
              </table:table-cell>
              <table:table-cell office:value-type="float" office:value="181.734177103894">
                <text:p>181.7341771038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9">
                <text:p>139</text:p>
              </table:table-cell>
              <table:table-cell office:value-type="float" office:value="228">
                <text:p>228</text:p>
              </table:table-cell>
              <table:table-cell office:value-type="float" office:value="140">
                <text:p>140</text:p>
              </table:table-cell>
              <table:table-cell office:value-type="float" office:value="185.279890651515">
                <text:p>185.279890651515</text:p>
              </table:table-cell>
              <table:table-cell office:value-type="float" office:value="304.257688679233">
                <text:p>304.257688679233</text:p>
              </table:table-cell>
              <table:table-cell office:value-type="float" office:value="189.993431116678">
                <text:p>189.9934311166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1">
                <text:p>141</text:p>
              </table:table-cell>
              <table:table-cell office:value-type="float" office:value="231">
                <text:p>231</text:p>
              </table:table-cell>
              <table:table-cell office:value-type="float" office:value="141">
                <text:p>141</text:p>
              </table:table-cell>
              <table:table-cell office:value-type="float" office:value="193.7775116047">
                <text:p>193.7775116047</text:p>
              </table:table-cell>
              <table:table-cell office:value-type="float" office:value="318.148374238049">
                <text:p>318.148374238049</text:p>
              </table:table-cell>
              <table:table-cell office:value-type="float" office:value="198.628042576997">
                <text:p>198.6280425769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3">
                <text:p>143</text:p>
              </table:table-cell>
              <table:table-cell office:value-type="float" office:value="234">
                <text:p>234</text:p>
              </table:table-cell>
              <table:table-cell office:value-type="float" office:value="143">
                <text:p>143</text:p>
              </table:table-cell>
              <table:table-cell office:value-type="float" office:value="202.664864879132">
                <text:p>202.664864879132</text:p>
              </table:table-cell>
              <table:table-cell office:value-type="float" office:value="332.673229950893">
                <text:p>332.673229950893</text:p>
              </table:table-cell>
              <table:table-cell office:value-type="float" office:value="207.65507031525">
                <text:p>207.655070315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5">
                <text:p>145</text:p>
              </table:table-cell>
              <table:table-cell office:value-type="float" office:value="236">
                <text:p>236</text:p>
              </table:table-cell>
              <table:table-cell office:value-type="float" office:value="145">
                <text:p>145</text:p>
              </table:table-cell>
              <table:table-cell office:value-type="float" office:value="211.959825040299">
                <text:p>211.959825040299</text:p>
              </table:table-cell>
              <table:table-cell office:value-type="float" office:value="347.861208440914">
                <text:p>347.861208440914</text:p>
              </table:table-cell>
              <table:table-cell office:value-type="float" office:value="217.092348432704">
                <text:p>217.0923484327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6">
                <text:p>146</text:p>
              </table:table-cell>
              <table:table-cell office:value-type="float" office:value="239">
                <text:p>239</text:p>
              </table:table-cell>
              <table:table-cell office:value-type="float" office:value="146">
                <text:p>146</text:p>
              </table:table-cell>
              <table:table-cell office:value-type="float" office:value="221.681086447365">
                <text:p>221.681086447365</text:p>
              </table:table-cell>
              <table:table-cell office:value-type="float" office:value="363.742584144313">
                <text:p>363.742584144313</text:p>
              </table:table-cell>
              <table:table-cell office:value-type="float" office:value="226.958521535149">
                <text:p>226.958521535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54">
                <text:p>154</text:p>
              </table:table-cell>
              <table:table-cell office:value-type="float" office:value="252">
                <text:p>252</text:p>
              </table:table-cell>
              <table:table-cell office:value-type="float" office:value="154">
                <text:p>154</text:p>
              </table:table-cell>
              <table:table-cell office:value-type="float" office:value="231.848200851933">
                <text:p>231.848200851933</text:p>
              </table:table-cell>
              <table:table-cell office:value-type="float" office:value="380.349013656853">
                <text:p>380.349013656853</text:p>
              </table:table-cell>
              <table:table-cell office:value-type="float" office:value="237.273081567812">
                <text:p>237.273081567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58">
                <text:p>158</text:p>
              </table:table-cell>
              <table:table-cell office:value-type="float" office:value="259">
                <text:p>259</text:p>
              </table:table-cell>
              <table:table-cell office:value-type="float" office:value="158">
                <text:p>158</text:p>
              </table:table-cell>
              <table:table-cell office:value-type="float" office:value="242.481616721242">
                <text:p>242.481616721242</text:p>
              </table:table-cell>
              <table:table-cell office:value-type="float" office:value="397.713598835449">
                <text:p>397.713598835449</text:p>
              </table:table-cell>
              <table:table-cell office:value-type="float" office:value="248.056406324301">
                <text:p>248.0564063243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66">
                <text:p>166</text:p>
              </table:table-cell>
              <table:table-cell office:value-type="float" office:value="271">
                <text:p>271</text:p>
              </table:table-cell>
              <table:table-cell office:value-type="float" office:value="166">
                <text:p>166</text:p>
              </table:table-cell>
              <table:table-cell office:value-type="float" office:value="253.602720364854">
                <text:p>253.602720364854</text:p>
              </table:table-cell>
              <table:table-cell office:value-type="float" office:value="415.87095278062">
                <text:p>415.87095278062</text:p>
              </table:table-cell>
              <table:table-cell office:value-type="float" office:value="259.329799705665">
                <text:p>259.3297997056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74">
                <text:p>174</text:p>
              </table:table-cell>
              <table:table-cell office:value-type="float" office:value="284">
                <text:p>284</text:p>
              </table:table-cell>
              <table:table-cell office:value-type="float" office:value="174">
                <text:p>174</text:p>
              </table:table-cell>
              <table:table-cell office:value-type="float" office:value="265.233878947576">
                <text:p>265.233878947576</text:p>
              </table:table-cell>
              <table:table-cell office:value-type="float" office:value="434.857268831325">
                <text:p>434.857268831325</text:p>
              </table:table-cell>
              <table:table-cell office:value-type="float" office:value="271.115533809102">
                <text:p>271.115533809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75">
                <text:p>175</text:p>
              </table:table-cell>
              <table:table-cell office:value-type="float" office:value="287">
                <text:p>287</text:p>
              </table:table-cell>
              <table:table-cell office:value-type="float" office:value="175">
                <text:p>175</text:p>
              </table:table-cell>
              <table:table-cell office:value-type="float" office:value="277.398485475106">
                <text:p>277.398485475106</text:p>
              </table:table-cell>
              <table:table-cell office:value-type="float" office:value="454.710392709716">
                <text:p>454.710392709716</text:p>
              </table:table-cell>
              <table:table-cell office:value-type="float" office:value="283.436892929465">
                <text:p>283.4368929294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77">
                <text:p>177</text:p>
              </table:table-cell>
              <table:table-cell office:value-type="float" office:value="289">
                <text:p>289</text:p>
              </table:table-cell>
              <table:table-cell office:value-type="float" office:value="177">
                <text:p>177</text:p>
              </table:table-cell>
              <table:table-cell office:value-type="float" office:value="290.121005842892">
                <text:p>290.121005842892</text:p>
              </table:table-cell>
              <table:table-cell office:value-type="float" office:value="475.469897959608">
                <text:p>475.469897959608</text:p>
              </table:table-cell>
              <table:table-cell office:value-type="float" office:value="296.318219560506">
                <text:p>296.3182195605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79">
                <text:p>179</text:p>
              </table:table-cell>
              <table:table-cell office:value-type="float" office:value="292">
                <text:p>292</text:p>
              </table:table-cell>
              <table:table-cell office:value-type="float" office:value="179">
                <text:p>179</text:p>
              </table:table-cell>
              <table:table-cell office:value-type="float" office:value="303.427028042822">
                <text:p>303.427028042822</text:p>
              </table:table-cell>
              <table:table-cell office:value-type="float" office:value="497.177164829049">
                <text:p>497.177164829049</text:p>
              </table:table-cell>
              <table:table-cell office:value-type="float" office:value="309.784962486725">
                <text:p>309.7849624867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81">
                <text:p>181</text:p>
              </table:table-cell>
              <table:table-cell office:value-type="float" office:value="296">
                <text:p>296</text:p>
              </table:table-cell>
              <table:table-cell office:value-type="float" office:value="181">
                <text:p>181</text:p>
              </table:table-cell>
              <table:table-cell office:value-type="float" office:value="317.343313626717">
                <text:p>317.343313626717</text:p>
              </table:table-cell>
              <table:table-cell office:value-type="float" office:value="519.875462754217">
                <text:p>519.875462754217</text:p>
              </table:table-cell>
              <table:table-cell office:value-type="float" office:value="323.863727060852">
                <text:p>323.863727060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83">
                <text:p>183</text:p>
              </table:table-cell>
              <table:table-cell office:value-type="float" office:value="299">
                <text:p>299</text:p>
              </table:table-cell>
              <table:table-cell office:value-type="float" office:value="183">
                <text:p>183</text:p>
              </table:table-cell>
              <table:table-cell office:value-type="float" office:value="331.897851530129">
                <text:p>331.897851530129</text:p>
              </table:table-cell>
              <table:table-cell office:value-type="float" office:value="543.610036609066">
                <text:p>543.610036609066</text:p>
              </table:table-cell>
              <table:table-cell office:value-type="float" office:value="338.582327766284">
                <text:p>338.5823277662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86">
                <text:p>186</text:p>
              </table:table-cell>
              <table:table-cell office:value-type="float" office:value="303">
                <text:p>303</text:p>
              </table:table-cell>
              <table:table-cell office:value-type="float" office:value="186">
                <text:p>186</text:p>
              </table:table-cell>
              <table:table-cell office:value-type="float" office:value="347.119914364698">
                <text:p>347.119914364698</text:p>
              </table:table-cell>
              <table:table-cell office:value-type="float" office:value="568.428196892648">
                <text:p>568.428196892648</text:p>
              </table:table-cell>
              <table:table-cell office:value-type="float" office:value="353.969843168314">
                <text:p>353.9698431683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89">
                <text:p>189</text:p>
              </table:table-cell>
              <table:table-cell office:value-type="float" office:value="309">
                <text:p>309</text:p>
              </table:table-cell>
              <table:table-cell office:value-type="float" office:value="189">
                <text:p>189</text:p>
              </table:table-cell>
              <table:table-cell office:value-type="float" office:value="363.040117292285">
                <text:p>363.040117292285</text:p>
              </table:table-cell>
              <table:table-cell office:value-type="float" office:value="594.379414033869">
                <text:p>594.379414033869</text:p>
              </table:table-cell>
              <table:table-cell office:value-type="float" office:value="370.05667336273">
                <text:p>370.056673362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97">
                <text:p>197</text:p>
              </table:table-cell>
              <table:table-cell office:value-type="float" office:value="322">
                <text:p>322</text:p>
              </table:table-cell>
              <table:table-cell office:value-type="float" office:value="197">
                <text:p>197</text:p>
              </table:table-cell>
              <table:table-cell office:value-type="float" office:value="379.690479599289">
                <text:p>379.690479599289</text:p>
              </table:table-cell>
              <table:table-cell office:value-type="float" office:value="621.515417001677">
                <text:p>621.515417001677</text:p>
              </table:table-cell>
              <table:table-cell office:value-type="float" office:value="386.874600035275">
                <text:p>386.8746000352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04">
                <text:p>204</text:p>
              </table:table-cell>
              <table:table-cell office:value-type="float" office:value="334">
                <text:p>334</text:p>
              </table:table-cell>
              <table:table-cell office:value-type="float" office:value="204">
                <text:p>204</text:p>
              </table:table-cell>
              <table:table-cell office:value-type="float" office:value="397.104489094989">
                <text:p>397.104489094989</text:p>
              </table:table-cell>
              <table:table-cell office:value-type="float" office:value="649.890296417226">
                <text:p>649.890296417226</text:p>
              </table:table-cell>
              <table:table-cell office:value-type="float" office:value="404.456849250615">
                <text:p>404.4568492506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08">
                <text:p>208</text:p>
              </table:table-cell>
              <table:table-cell office:value-type="float" office:value="341">
                <text:p>341</text:p>
              </table:table-cell>
              <table:table-cell office:value-type="float" office:value="209">
                <text:p>209</text:p>
              </table:table-cell>
              <table:table-cell office:value-type="float" office:value="415.317169463439">
                <text:p>415.317169463439</text:p>
              </table:table-cell>
              <table:table-cell office:value-type="float" office:value="679.560612373563">
                <text:p>679.560612373563</text:p>
              </table:table-cell>
              <table:table-cell office:value-type="float" office:value="422.838157094881">
                <text:p>422.8381570948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11">
                <text:p>211</text:p>
              </table:table-cell>
              <table:table-cell office:value-type="float" office:value="344">
                <text:p>344</text:p>
              </table:table-cell>
              <table:table-cell office:value-type="float" office:value="210">
                <text:p>210</text:p>
              </table:table-cell>
              <table:table-cell office:value-type="float" office:value="434.36515070436">
                <text:p>434.36515070436</text:p>
              </table:table-cell>
              <table:table-cell office:value-type="float" office:value="710.585507177749">
                <text:p>710.585507177749</text:p>
              </table:table-cell>
              <table:table-cell office:value-type="float" office:value="442.054838301451">
                <text:p>442.0548383014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12">
                <text:p>212</text:p>
              </table:table-cell>
              <table:table-cell office:value-type="float" office:value="347">
                <text:p>347</text:p>
              </table:table-cell>
              <table:table-cell office:value-type="float" office:value="212">
                <text:p>212</text:p>
              </table:table-cell>
              <table:table-cell office:value-type="float" office:value="454.28674280472">
                <text:p>454.28674280472</text:p>
              </table:table-cell>
              <table:table-cell office:value-type="float" office:value="743.026823240148">
                <text:p>743.026823240148</text:p>
              </table:table-cell>
              <table:table-cell office:value-type="float" office:value="462.144857995571">
                <text:p>462.1448579955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20">
                <text:p>220</text:p>
              </table:table-cell>
              <table:table-cell office:value-type="float" office:value="359">
                <text:p>359</text:p>
              </table:table-cell>
              <table:table-cell office:value-type="float" office:value="220">
                <text:p>220</text:p>
              </table:table-cell>
              <table:table-cell office:value-type="float" office:value="475.122012789158">
                <text:p>475.122012789158</text:p>
              </table:table-cell>
              <table:table-cell office:value-type="float" office:value="776.94922634588">
                <text:p>776.94922634588</text:p>
              </table:table-cell>
              <table:table-cell office:value-type="float" office:value="483.147906699531">
                <text:p>483.1479066995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27">
                <text:p>227</text:p>
              </table:table-cell>
              <table:table-cell office:value-type="float" office:value="372">
                <text:p>372</text:p>
              </table:table-cell>
              <table:table-cell office:value-type="float" office:value="227">
                <text:p>227</text:p>
              </table:table-cell>
              <table:table-cell office:value-type="float" office:value="496.912865304234">
                <text:p>496.912865304234</text:p>
              </table:table-cell>
              <table:table-cell office:value-type="float" office:value="812.420334554141">
                <text:p>812.420334554141</text:p>
              </table:table-cell>
              <table:table-cell office:value-type="float" office:value="505.105478746615">
                <text:p>505.1054787466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35">
                <text:p>235</text:p>
              </table:table-cell>
              <table:table-cell office:value-type="float" office:value="384">
                <text:p>384</text:p>
              </table:table-cell>
              <table:table-cell office:value-type="float" office:value="235">
                <text:p>235</text:p>
              </table:table-cell>
              <table:table-cell office:value-type="float" office:value="519.703126898562">
                <text:p>519.703126898562</text:p>
              </table:table-cell>
              <table:table-cell office:value-type="float" office:value="849.510852982345">
                <text:p>849.510852982345</text:p>
              </table:table-cell>
              <table:table-cell office:value-type="float" office:value="528.060954258698">
                <text:p>528.0609542586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42">
                <text:p>242</text:p>
              </table:table-cell>
              <table:table-cell office:value-type="float" office:value="397">
                <text:p>397</text:p>
              </table:table-cell>
              <table:table-cell office:value-type="float" office:value="243">
                <text:p>243</text:p>
              </table:table-cell>
              <table:table-cell office:value-type="float" office:value="543.538634168346">
                <text:p>543.538634168346</text:p>
              </table:table-cell>
              <table:table-cell office:value-type="float" office:value="888.29471474375">
                <text:p>888.29471474375</text:p>
              </table:table-cell>
              <table:table-cell office:value-type="float" office:value="552.059684849489">
                <text:p>552.059684849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50">
                <text:p>250</text:p>
              </table:table-cell>
              <table:table-cell office:value-type="float" office:value="409">
                <text:p>409</text:p>
              </table:table-cell>
              <table:table-cell office:value-type="float" office:value="250">
                <text:p>250</text:p>
              </table:table-cell>
              <table:table-cell office:value-type="float" office:value="568.467325945597">
                <text:p>568.467325945597</text:p>
              </table:table-cell>
              <table:table-cell office:value-type="float" office:value="928.849228319485">
                <text:p>928.849228319485</text:p>
              </table:table-cell>
              <table:table-cell office:value-type="float" office:value="577.149083222711">
                <text:p>577.1490832227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43">
                <text:p>343</text:p>
              </table:table-cell>
              <table:table-cell office:value-type="float" office:value="560">
                <text:p>560</text:p>
              </table:table-cell>
              <table:table-cell office:value-type="float" office:value="343">
                <text:p>343</text:p>
              </table:table-cell>
              <table:table-cell office:value-type="float" office:value="594.539339714443">
                <text:p>594.539339714443</text:p>
              </table:table-cell>
              <table:table-cell office:value-type="float" office:value="971.255231658772">
                <text:p>971.255231658772</text:p>
              </table:table-cell>
              <table:table-cell office:value-type="float" office:value="603.37871684224">
                <text:p>603.37871684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05">
                <text:p>405</text:p>
              </table:table-cell>
              <table:table-cell office:value-type="float" office:value="662">
                <text:p>662</text:p>
              </table:table-cell>
              <table:table-cell office:value-type="float" office:value="405">
                <text:p>405</text:p>
              </table:table-cell>
              <table:table-cell office:value-type="float" office:value="621.807112449437">
                <text:p>621.807112449437</text:p>
              </table:table-cell>
              <table:table-cell office:value-type="float" office:value="1015.59725331447">
                <text:p>1015.59725331447</text:p>
              </table:table-cell>
              <table:table-cell office:value-type="float" office:value="630.800405859262">
                <text:p>630.8004058592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74">
                <text:p>474</text:p>
              </table:table-cell>
              <table:table-cell office:value-type="float" office:value="775">
                <text:p>775</text:p>
              </table:table-cell>
              <table:table-cell office:value-type="float" office:value="474">
                <text:p>474</text:p>
              </table:table-cell>
              <table:table-cell office:value-type="float" office:value="650.325486078705">
                <text:p>650.325486078705</text:p>
              </table:table-cell>
              <table:table-cell office:value-type="float" office:value="1061.96368093518">
                <text:p>1061.96368093518</text:p>
              </table:table-cell>
              <table:table-cell office:value-type="float" office:value="659.468325489923">
                <text:p>659.468325489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55">
                <text:p>555</text:p>
              </table:table-cell>
              <table:table-cell office:value-type="float" office:value="908">
                <text:p>908</text:p>
              </table:table-cell>
              <table:table-cell office:value-type="float" office:value="555">
                <text:p>555</text:p>
              </table:table-cell>
              <table:table-cell office:value-type="float" office:value="680.151817783999">
                <text:p>680.151817783999</text:p>
              </table:table-cell>
              <table:table-cell office:value-type="float" office:value="1110.44693744971">
                <text:p>1110.44693744971</text:p>
              </table:table-cell>
              <table:table-cell office:value-type="float" office:value="689.43911304571">
                <text:p>689.439113045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2">
                <text:p>652</text:p>
              </table:table-cell>
              <table:table-cell office:value-type="float" office:value="1066">
                <text:p>1066</text:p>
              </table:table-cell>
              <table:table-cell office:value-type="float" office:value="652">
                <text:p>652</text:p>
              </table:table-cell>
              <table:table-cell office:value-type="float" office:value="711.346095359534">
                <text:p>711.346095359534</text:p>
              </table:table-cell>
              <table:table-cell office:value-type="float" office:value="1161.14366529518">
                <text:p>1161.14366529518</text:p>
              </table:table-cell>
              <table:table-cell office:value-type="float" office:value="720.771979828041">
                <text:p>720.7719798280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67">
                <text:p>767</text:p>
              </table:table-cell>
              <table:table-cell office:value-type="float" office:value="1254">
                <text:p>1254</text:p>
              </table:table-cell>
              <table:table-cell office:value-type="float" office:value="767">
                <text:p>767</text:p>
              </table:table-cell>
              <table:table-cell office:value-type="float" office:value="743.971057861605">
                <text:p>743.971057861605</text:p>
              </table:table-cell>
              <table:table-cell office:value-type="float" office:value="1214.15491905591">
                <text:p>1214.15491905591</text:p>
              </table:table-cell>
              <table:table-cell office:value-type="float" office:value="753.528828108117">
                <text:p>753.5288281081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97">
                <text:p>797</text:p>
              </table:table-cell>
              <table:table-cell office:value-type="float" office:value="1304">
                <text:p>1304</text:p>
              </table:table-cell>
              <table:table-cell office:value-type="float" office:value="797">
                <text:p>797</text:p>
              </table:table-cell>
              <table:table-cell office:value-type="float" office:value="778.092321791638">
                <text:p>778.092321791638</text:p>
              </table:table-cell>
              <table:table-cell office:value-type="float" office:value="1269.58636689707">
                <text:p>1269.58636689707</text:p>
              </table:table-cell>
              <table:table-cell office:value-type="float" office:value="787.774373423142">
                <text:p>787.774373423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28">
                <text:p>828</text:p>
              </table:table-cell>
              <table:table-cell office:value-type="float" office:value="1355">
                <text:p>1355</text:p>
              </table:table-cell>
              <table:table-cell office:value-type="float" office:value="828">
                <text:p>828</text:p>
              </table:table-cell>
              <table:table-cell office:value-type="float" office:value="813.778513066465">
                <text:p>813.778513066465</text:p>
              </table:table-cell>
              <table:table-cell office:value-type="float" office:value="1327.54850119475">
                <text:p>1327.54850119475</text:p>
              </table:table-cell>
              <table:table-cell office:value-type="float" office:value="823.576272430524">
                <text:p>823.5762724305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59">
                <text:p>859</text:p>
              </table:table-cell>
              <table:table-cell office:value-type="float" office:value="1405">
                <text:p>1405</text:p>
              </table:table-cell>
              <table:table-cell office:value-type="float" office:value="859">
                <text:p>859</text:p>
              </table:table-cell>
              <table:table-cell office:value-type="float" office:value="851.101405041243">
                <text:p>851.101405041243</text:p>
              </table:table-cell>
              <table:table-cell office:value-type="float" office:value="1388.15685878211">
                <text:p>1388.15685878211</text:p>
              </table:table-cell>
              <table:table-cell office:value-type="float" office:value="861.005256572657">
                <text:p>861.0052565726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9">
                <text:p>889</text:p>
              </table:table-cell>
              <table:table-cell office:value-type="float" office:value="1455">
                <text:p>1455</text:p>
              </table:table-cell>
              <table:table-cell office:value-type="float" office:value="890">
                <text:p>890</text:p>
              </table:table-cell>
              <table:table-cell office:value-type="float" office:value="890.136062862619">
                <text:p>890.136062862619</text:p>
              </table:table-cell>
              <table:table-cell office:value-type="float" office:value="1451.53225125078">
                <text:p>1451.53225125078</text:p>
              </table:table-cell>
              <table:table-cell office:value-type="float" office:value="900.135271816352">
                <text:p>900.135271816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